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letter-kerning="true" style:font-name-asian="Times New Roman1"/>
    </style:style>
    <style:style style:name="P8" style:family="paragraph" style:parent-style-name="Text_20_body">
      <style:text-properties style:use-window-font-color="true" fo:font-size="12pt" fo:font-weight="normal" style:font-size-asian="12pt" style:font-size-complex="12pt"/>
    </style:style>
    <style:style style:name="P9" style:family="paragraph" style:parent-style-name="Text_20_body">
      <style:text-properties fo:color="#4700b8" style:font-name="Times New Roman" fo:font-size="12pt"/>
    </style:style>
    <style:style style:name="P10" style:family="paragraph" style:parent-style-name="Heading_20_1">
      <style:paragraph-properties fo:break-before="page"/>
      <style:text-properties style:font-name="Times New Roman"/>
    </style:style>
    <style:style style:name="P11" style:family="paragraph" style:parent-style-name="Standard">
      <style:paragraph-properties fo:break-before="page" style:text-autospace="none"/>
      <style:text-properties fo:color="#000000" style:font-name="Helvetica" fo:font-size="12pt" style:font-size-asian="12pt"/>
    </style:style>
    <style:style style:name="P12" style:family="paragraph" style:parent-style-name="Contents_20_Heading">
      <style:paragraph-properties fo:break-before="page"/>
    </style:style>
    <style:style style:name="P13" style:family="paragraph" style:parent-style-name="Heading_20_1">
      <style:text-properties fo:font-variant="normal" fo:text-transform="none" style:font-name="Times New Roman"/>
    </style:style>
    <style:style style:name="P14" style:family="paragraph" style:parent-style-name="Heading_20_1">
      <style:text-properties style:font-name="Times New Roman"/>
    </style:style>
    <style:style style:name="P15" style:family="paragraph" style:parent-style-name="Heading_20_2">
      <style:text-properties style:font-name="Times New Roman"/>
    </style:style>
    <style:style style:name="P16" style:family="paragraph" style:parent-style-name="Heading_20_2">
      <style:text-properties fo:font-variant="normal" fo:text-transform="none"/>
    </style:style>
    <style:style style:name="P17" style:family="paragraph" style:parent-style-name="Heading_20_2">
      <style:text-properties fo:font-variant="normal" fo:text-transform="none" style:font-name="Times New Roman"/>
    </style:style>
    <style:style style:name="P18" style:family="paragraph" style:parent-style-name="Standard">
      <style:text-properties style:font-name="Times New Roman"/>
    </style:style>
    <style:style style:name="P19" style:family="paragraph" style:parent-style-name="Standard">
      <style:text-properties style:font-name="Times New Roman" fo:font-weight="bold" style:font-weight-asian="bold"/>
    </style:style>
    <style:style style:name="P20"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21" style:family="paragraph" style:parent-style-name="Standard">
      <style:paragraph-properties fo:text-align="center" style:justify-single-word="false"/>
      <style:text-properties style:font-name="Times New Roman" fo:font-weight="bold" style:font-weight-asian="bold"/>
    </style:style>
    <style:style style:name="P22"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3"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4"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5"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7"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8"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29" style:family="paragraph" style:parent-style-name="Standard">
      <style:text-properties style:font-name="Times New Roman" fo:font-size="14pt" fo:font-weight="bold" style:font-size-asian="14pt" style:font-weight-asian="bold" style:font-size-complex="14pt" style:font-weight-complex="bold"/>
    </style:style>
    <style:style style:name="P30" style:family="paragraph" style:parent-style-name="Standard">
      <style:text-properties fo:font-size="18pt" fo:font-weight="bold" style:font-size-asian="18pt" style:font-weight-asian="bold" style:font-size-complex="18pt"/>
    </style:style>
    <style:style style:name="P3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2" style:family="paragraph" style:parent-style-name="Standard">
      <style:text-properties fo:font-size="10pt" style:font-size-asian="10pt" style:font-size-complex="10pt"/>
    </style:style>
    <style:style style:name="P33" style:family="paragraph" style:parent-style-name="Standard">
      <style:paragraph-properties style:text-autospace="none"/>
    </style:style>
    <style:style style:name="P34"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5"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6"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7"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fo:color="#000000" style:font-name="Helvetica" fo:font-size="12pt" style:font-size-asian="12pt"/>
    </style:style>
    <style:style style:name="P39"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40"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41"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2"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3" style:family="paragraph" style:parent-style-name="Standard">
      <style:paragraph-properties fo:margin-left="0in" fo:margin-right="0in" fo:margin-top="0in" fo:margin-bottom="0in" fo:text-indent="0in" style:auto-text-indent="false"/>
    </style:style>
    <style:style style:name="P44"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45" style:family="paragraph" style:parent-style-name="Standard">
      <style:paragraph-properties fo:margin-left="0in" fo:margin-right="0in" fo:margin-top="0in" fo:margin-bottom="0in" fo:text-indent="0in" style:auto-text-indent="false"/>
      <style:text-properties fo:color="#008000" style:font-name="Consolas" fo:font-size="9.5pt" style:font-name-asian="Consolas" style:font-size-asian="9.5pt" style:font-name-complex="Consolas" style:font-size-complex="9.5pt"/>
    </style:style>
    <style:style style:name="P46" style:family="paragraph" style:parent-style-name="Standard">
      <style:paragraph-properties fo:margin-left="0in" fo:margin-right="0in" fo:margin-top="0in" fo:margin-bottom="0in" fo:text-indent="0in" style:auto-text-indent="false"/>
      <style:text-properties style:use-window-font-color="true" style:font-name="Consolas" fo:font-size="9.5pt" style:font-name-asian="Consolas" style:font-size-asian="9.5pt" style:font-name-complex="Consolas" style:font-size-complex="9.5pt"/>
    </style:style>
    <style:style style:name="P4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48"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4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50"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use-window-font-color="true" style:font-name="Consolas" fo:font-size="9.5pt" fo:font-weight="normal" style:font-name-asian="Consolas" style:font-size-asian="9.5pt" style:font-weight-asian="normal" style:font-name-complex="Consolas" style:font-size-complex="9.5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2" style:family="paragraph" style:parent-style-name="Text_20_body">
      <style:paragraph-properties fo:margin-left="0in" fo:margin-right="0in" fo:margin-top="0in" fo:margin-bottom="0in" fo:text-indent="0in" style:auto-text-indent="false"/>
    </style:style>
    <style:style style:name="P53" style:family="paragraph" style:parent-style-name="Text_20_body">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in" fo:margin-right="0in" fo:margin-top="0in" fo:margin-bottom="0in" fo:text-indent="0in" style:auto-text-indent="false"/>
      <style:text-properties fo:color="#000000" style:font-name="Helvetica" fo:font-size="12pt" style:font-size-asian="12pt"/>
    </style:style>
    <style:style style:name="P55" style:family="paragraph" style:parent-style-name="Text_20_body">
      <style:paragraph-properties fo:margin-left="0in" fo:margin-right="0in" fo:margin-top="0in" fo:margin-bottom="0in" fo:text-indent="0in" style:auto-text-indent="false"/>
      <style:text-properties fo:color="#000000" style:font-name="Helvetica" fo:font-size="12pt" fo:font-weight="bold" style:font-size-asian="12pt" style:font-weight-asian="bold" style:font-weight-complex="bold"/>
    </style:style>
    <style:style style:name="P56"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57" style:family="paragraph" style:parent-style-name="Text_20_body">
      <style:paragraph-properties fo:margin-left="0in" fo:margin-right="0in" fo:margin-top="0in" fo:margin-bottom="0in" fo:text-align="center" style:justify-single-word="false" fo:text-indent="0in" style:auto-text-indent="false"/>
    </style:style>
    <style:style style:name="P58" style:family="paragraph" style:parent-style-name="Text_20_body">
      <style:paragraph-properties fo:margin-left="0in" fo:margin-right="0in" fo:margin-top="0in" fo:margin-bottom="0in" fo:text-indent="0in" style:auto-text-indent="false" fo:break-before="page"/>
      <style:text-properties fo:color="#000000" style:font-name="Helvetica" fo:font-size="12pt" style:font-size-asian="12pt"/>
    </style:style>
    <style:style style:name="P59" style:family="paragraph" style:parent-style-name="Heading_20_2">
      <style:paragraph-properties fo:margin-top="0.1665in" fo:margin-bottom="0.0835in"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6.5in" style:type="right" style:leader-style="dotted" style:leader-text="."/>
        </style:tab-stops>
      </style:paragraph-properties>
    </style:style>
    <style:style style:name="P62"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3"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4"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5"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6" style:family="paragraph" style:parent-style-name="Text_20_body">
      <style:text-properties style:font-name="Times New Roman"/>
    </style:style>
    <style:style style:name="P67" style:family="paragraph" style:parent-style-name="Text_20_body" style:list-style-name="L1">
      <style:text-properties style:font-name="Times New Roman"/>
    </style:style>
    <style:style style:name="P68" style:family="paragraph" style:parent-style-name="Text_20_body">
      <style:text-properties fo:font-variant="normal" fo:text-transform="none" style:font-name="Times New Roman"/>
    </style:style>
    <style:style style:name="P69" style:family="paragraph" style:parent-style-name="Heading_20_2">
      <style:text-properties style:letter-kerning="true" style:font-name-asian="Times New Roman1"/>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fo:font-variant="normal" fo:text-transform="none"/>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1"/>
      <text:p text:style-name="P31"/>
      <text:p text:style-name="P31"/>
      <text:p text:style-name="P31"/>
      <text:p text:style-name="P30">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2"/>
      <text:p text:style-name="P32">ECE485 Final Project – Ballin Danger Zone</text:p>
      <text:p text:style-name="P32">Electrical Computer Engineering, Portland State University</text:p>
      <text:p text:style-name="P21"/>
      <text:p text:style-name="P19"/>
      <text:p text:style-name="P18"/>
      <text:p text:style-name="P23"/>
      <text:p text:style-name="P23"/>
      <text:p text:style-name="P20"><text:bookmark-start text:name="__RefHeading__849_1087405286"/><text:line-break/><text:bookmark-end text:name="__RefHeading__849_1087405286"/></text:p>
      <text:p text:style-name="P22"><text:bookmark-start text:name="_Toc512489725"/><text:bookmark-start text:name="_Toc512651250"/></text:p>
      <text:h text:style-name="P10"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29"/>
      <text:p text:style-name="P29">Version Notice</text:p>
      <text:p text:style-name="P24"/>
      <text:p text:style-name="P24">All revisions of this document are listed in chronological order. There is no relationship between the document number and the software release number.</text:p>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56106702" text:style-name="WWNum1">
              <text:list-item>
                <text:p text:style-name="P63">Document release</text:p>
              </text:list-item>
            </text:list>
          </table:table-cell>
          <table:table-cell table:style-name="Table1.A1" office:value-type="string">
            <text:list xml:id="list86585282" text:style-name="WWNum2">
              <text:list-item>
                <text:p text:style-name="P64">Date</text:p>
              </text:list-item>
            </text:list>
          </table:table-cell>
          <table:table-cell table:style-name="Table1.A1" office:value-type="string">
            <text:list xml:id="list221482971" text:style-name="WWNum3">
              <text:list-item>
                <text:p text:style-name="P65">Description</text:p>
              </text:list-item>
            </text:list>
          </table:table-cell>
        </table:table-row>
        <table:table-row table:style-name="Table1.1">
          <table:table-cell table:style-name="Table1.A2" office:value-type="string">
            <text:p text:style-name="P25">Draft 1</text:p>
          </table:table-cell>
          <table:table-cell table:style-name="Table1.A2" office:value-type="string">
            <text:p text:style-name="P27"><text:span text:style-name="T4">11/2</text:span><text:span text:style-name="T4">7</text:span><text:span text:style-name="T4">/2012</text:span></text:p>
          </table:table-cell>
          <table:table-cell table:style-name="Table1.A2" office:value-type="string">
            <text:p text:style-name="P25">Establish Format of Document filled in some information</text:p>
          </table:table-cell>
        </table:table-row>
        <table:table-row table:style-name="Table1.1">
          <table:table-cell table:style-name="Table1.A3" office:value-type="string">
            <text:p text:style-name="P25">Draft 2</text:p>
          </table:table-cell>
          <table:table-cell table:style-name="Table1.A3" office:value-type="string">
            <text:p text:style-name="P25">12/01/12</text:p>
          </table:table-cell>
          <table:table-cell table:style-name="Table1.A3" office:value-type="string">
            <text:p text:style-name="P25">Completed first Group Review made changes to Final Design</text:p>
          </table:table-cell>
        </table:table-row>
        <table:table-row table:style-name="Table1.1">
          <table:table-cell table:style-name="Table1.A1" office:value-type="string">
            <text:p text:style-name="P25">Release 1</text:p>
          </table:table-cell>
          <table:table-cell table:style-name="Table1.A1" office:value-type="string">
            <text:p text:style-name="P25">12/03/12</text:p>
          </table:table-cell>
          <table:table-cell table:style-name="Table1.A1" office:value-type="string">
            <text:p text:style-name="P25">First release.</text:p>
          </table:table-cell>
        </table:table-row>
      </table:table>
      <text:p text:style-name="P41"/>
      <text:p text:style-name="P24">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2"/>
      <text:p text:style-name="P28"><text:bookmark-start text:name="_Toc512651251"/><text:bookmark-start text:name="_Toc512489726"/>Trademarks<text:bookmark-end text:name="_Toc512651251"/><text:bookmark-end text:name="_Toc512489726"/></text:p>
      <text:p text:style-name="P24"/>
      <text:p text:style-name="P26"><text:bookmark-end text:name="_Toc512489725"/><text:bookmark-end text:name="_Toc512651250"/>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60"><text:a xlink:type="simple" xlink:href="#__RefHeading__4251_949116693" text:style-name="Index_20_Link" text:visited-style-name="Index_20_Link">Preface<text:tab/>2</text:a></text:p>
          <text:p text:style-name="P60"><text:a xlink:type="simple" xlink:href="#__RefHeading__4253_949116693" text:style-name="Index_20_Link" text:visited-style-name="Index_20_Link">Introduction <text:tab/>4</text:a></text:p>
          <text:p text:style-name="P61"><text:a xlink:type="simple" xlink:href="#__RefHeading__4594_1910807854" text:style-name="Index_20_Link" text:visited-style-name="Index_20_Link">Objective<text:tab/>4</text:a></text:p>
          <text:p text:style-name="P61"><text:a xlink:type="simple" xlink:href="#__RefHeading__1157_351724711" text:style-name="Index_20_Link" text:visited-style-name="Index_20_Link">Purpose<text:tab/>4</text:a></text:p>
          <text:p text:style-name="P61"><text:a xlink:type="simple" xlink:href="#__RefHeading__1177_351724711" text:style-name="Index_20_Link" text:visited-style-name="Index_20_Link">Scope <text:tab/>4</text:a></text:p>
          <text:p text:style-name="P61"><text:a xlink:type="simple" xlink:href="#__RefHeading__1203_351724711" text:style-name="Index_20_Link" text:visited-style-name="Index_20_Link">Methodology, Tools, and Techniques <text:tab/>4</text:a></text:p>
          <text:p text:style-name="P60"><text:a xlink:type="simple" xlink:href="#__RefHeading__1213_351724711" text:style-name="Index_20_Link" text:visited-style-name="Index_20_Link">Design<text:tab/>5</text:a></text:p>
          <text:p text:style-name="P61"><text:a xlink:type="simple" xlink:href="#__RefHeading__4255_949116693" text:style-name="Index_20_Link" text:visited-style-name="Index_20_Link">Requirements<text:tab/>5</text:a></text:p>
          <text:p text:style-name="P61"><text:a xlink:type="simple" xlink:href="#__RefHeading__8002_1727719648" text:style-name="Index_20_Link" text:visited-style-name="Index_20_Link">Specifications<text:tab/>6</text:a></text:p>
          <text:p text:style-name="P61"><text:a xlink:type="simple" xlink:href="#__RefHeading__2572_1910807854" text:style-name="Index_20_Link" text:visited-style-name="Index_20_Link">Assumptions<text:tab/>6</text:a></text:p>
          <text:p text:style-name="P61"><text:a xlink:type="simple" xlink:href="#__RefHeading__2574_1910807854" text:style-name="Index_20_Link" text:visited-style-name="Index_20_Link">Final Design <text:tab/>6</text:a></text:p>
          <text:p text:style-name="P60"><text:a xlink:type="simple" xlink:href="#__RefHeading__8046_1727719648" text:style-name="Index_20_Link" text:visited-style-name="Index_20_Link">Simulation<text:tab/>6</text:a></text:p>
          <text:p text:style-name="P61"><text:a xlink:type="simple" xlink:href="#__RefHeading__1221_351724711" text:style-name="Index_20_Link" text:visited-style-name="Index_20_Link">Verification and Testing<text:tab/>7</text:a></text:p>
          <text:p text:style-name="P61"><text:a xlink:type="simple" xlink:href="#__RefHeading__1233_351724711" text:style-name="Index_20_Link" text:visited-style-name="Index_20_Link">Development Decisions<text:tab/>7</text:a></text:p>
          <text:p text:style-name="P61"><text:a xlink:type="simple" xlink:href="#__RefHeading__4263_949116693" text:style-name="Index_20_Link" text:visited-style-name="Index_20_Link">Strengths<text:tab/>7</text:a></text:p>
          <text:p text:style-name="P61"><text:a xlink:type="simple" xlink:href="#__RefHeading__4265_949116693" text:style-name="Index_20_Link" text:visited-style-name="Index_20_Link">Weakness<text:tab/>8</text:a></text:p>
          <text:p text:style-name="P61"><text:a xlink:type="simple" xlink:href="#__RefHeading__4267_949116693" text:style-name="Index_20_Link" text:visited-style-name="Index_20_Link">Recommendations<text:tab/>8</text:a></text:p>
          <text:p text:style-name="P60"><text:a xlink:type="simple" xlink:href="#__RefHeading__4515_949116693" text:style-name="Index_20_Link" text:visited-style-name="Index_20_Link">Appendix<text:tab/>8</text:a></text:p>
          <text:p text:style-name="P61"><text:a xlink:type="simple" xlink:href="#__RefHeading__4622_1910807854" text:style-name="Index_20_Link" text:visited-style-name="Index_20_Link">Resources<text:tab/>8</text:a></text:p>
          <text:p text:style-name="P61"><text:a xlink:type="simple" xlink:href="#__RefHeading__4519_949116693" text:style-name="Index_20_Link" text:visited-style-name="Index_20_Link">Source Code<text:tab/>8</text:a></text:p>
          <text:p text:style-name="P61"><text:a xlink:type="simple" xlink:href="#__RefHeading__7623_253843849" text:style-name="Index_20_Link" text:visited-style-name="Index_20_Link">Trace Files<text:tab/>21</text:a></text:p>
        </text:index-body>
      </text:table-of-content>
      <text:h text:style-name="P14" text:outline-level="1"/>
      <text:h text:style-name="P10"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7"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7"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5"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5"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3"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59" text:outline-level="2"><text:bookmark-start text:name="__RefHeading__4255_949116693"/>Requirements<text:bookmark-end text:name="__RefHeading__4255_949116693"/></text:h>
      <text:p text:style-name="P4">The final project had several project requirements detailed by the final project description:</text:p>
      <text:list xml:id="list2019205228" text:style-name="L1">
        <text:list-item>
          <text:p text:style-name="P67">The cache is for a 32 bit processor.</text:p>
        </text:list-item>
        <text:list-item>
          <text:p text:style-name="P67">Capable of being used by three additional 32 bit processors.</text:p>
        </text:list-item>
        <text:list-item>
          <text:p text:style-name="P67">Level one split cache with separate data and instruction cache.</text:p>
        </text:list-item>
        <text:list-item>
          <text:p text:style-name="P67">Employs a MESI protocol for cache coherency.</text:p>
        </text:list-item>
        <text:list-item>
          <text:p text:style-name="P67">Instruction cache was two way set associative.</text:p>
        </text:list-item>
        <text:list-item>
          <text:p text:style-name="P67">Instruction cache consist of 16k sets and 64 byte lines.</text:p>
        </text:list-item>
        <text:list-item>
          <text:p text:style-name="P67">Data cache is four way set associative.</text:p>
        </text:list-item>
        <text:list-item>
          <text:p text:style-name="P67">Data cache consist of 16k sets and 64 byte lines.</text:p>
        </text:list-item>
        <text:list-item>
          <text:p text:style-name="P67">Data cache is write back with using write allocate.</text:p>
        </text:list-item>
        <text:list-item>
          <text:p text:style-name="P67">Level one cache employs LRE replacement policy.</text:p>
        </text:list-item>
        <text:list-item>
          <text:p text:style-name="P67">Level once cache backed by shared level two cache.</text:p>
        </text:list-item>
        <text:list-item>
          <text:p text:style-name="P67">Maintain and report:</text:p>
          <text:list>
            <text:list-item>
              <text:p text:style-name="P67">number of cache reads</text:p>
            </text:list-item>
            <text:list-item>
              <text:p text:style-name="P67">number of cache writes</text:p>
            </text:list-item>
            <text:list-item>
              <text:p text:style-name="P67">number of cache hits</text:p>
            </text:list-item>
            <text:list-item>
              <text:p text:style-name="P67">number of cache misses</text:p>
            </text:list-item>
            <text:list-item>
              <text:p text:style-name="P67">cache hit ratio</text:p>
            </text:list-item>
          </text:list>
        </text:list-item>
        <text:list-item>
          <text:p text:style-name="P67">Must have a model of the next level in the memory hierarchy to handle misses.</text:p>
        </text:list-item>
        <text:list-item>
          <text:p text:style-name="P67">Must read trace files in the form of a text file.</text:p>
          <text:list>
            <text:list-item>
              <text:p text:style-name="P67">Format: <text:tab/>n address</text:p>
            </text:list-item>
            <text:list-item>
              <text:p text:style-name="P67">n =<text:tab/><text:tab/>0 <text:tab/>read data request from L1 Cache</text:p>
              <text:list>
                <text:list-item>
                  <text:list>
                    <text:list-item>
                      <text:list>
                        <text:list-header>
                          <text:p text:style-name="P67">1 <text:tab/>write data request from L1 Cache</text:p>
                          <text:p text:style-name="P67">2<text:tab/>instruction fetch (treated as a read request from L1 Cache)</text:p>
                          <text:p text:style-name="P67">3<text:tab/>Invalidate command from L2 Cache</text:p>
                          <text:p text:style-name="P67">8 <text:tab/>Clear the cache and reset all state</text:p>
                          <text:p text:style-name="P67"><text:soft-page-break/>9<text:tab/>print contents and state of the cache (allow subsequent trace activity) </text:p>
                        </text:list-header>
                      </text:list>
                    </text:list-item>
                  </text:list>
                </text:list-item>
              </text:list>
            </text:list-item>
          </text:list>
        </text:list-item>
      </text:list>
      <text:h text:style-name="P59" text:outline-level="2"><text:bookmark-start text:name="__RefHeading__8002_1727719648"/>Specifications ---Needs work<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ext:p>
      <text:p text:style-name="P4"/>
      <text:p text:style-name="P4">L1 Inclusive and write through to </text:p>
      <text:p text:style-name="P4">L2 Stub - </text:p>
      <text:p text:style-name="P4">Specs Associativity L1</text:p>
      <text:p text:style-name="P4">Lines per set for Data and Instruction</text:p>
      <text:p text:style-name="P4">Provide Statistics on each cache that readable and reasonable</text:p>
      <text:p text:style-name="P4">Employ LRU policy</text:p>
      <text:p text:style-name="P4">Component module is modular and cant simulate any level</text:p>
      <text:p text:style-name="P4">Flexible as possible by using parameters other than LRU</text:p>
      <text:p text:style-name="P6">You wanted be run through a selection of trace files with single command.</text:p>
      <text:h text:style-name="P59" text:outline-level="2"><text:bookmark-start text:name="__RefHeading__2572_1910807854"/>Assumptions ---Needs work<text:bookmark-end text:name="__RefHeading__2572_1910807854"/></text:h>
      <text:p text:style-name="P6"><text:bookmark-start text:name="__RefHeading__1219_351724711"/>The current implementation makes a few assumption about the behavior of the CPU and the L2 cache that the L1 caches are connected to. One assumption is that a transaction that spans multiple cache lines, multiple requests must be made by the requesting device. <text:bookmark-end text:name="__RefHeading__1219_351724711"/></text:p>
      <text:h text:style-name="P59" text:outline-level="2"><text:bookmark-start text:name="__RefHeading__2574_1910807854"/>Final Design ---Needs work<text:bookmark-end text:name="__RefHeading__2574_1910807854"/></text:h>
      <text:p text:style-name="P4">First the L2 cache interface was outlined. An early design decision was to make the L1 cache inclusive and also have them implement a write-back, write allocate policy. Because of the write-back policy, a <text:s/>cache protocol was desig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
      <text:p text:style-name="P6"><text:soft-page-break/>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cache is parameterizable and allows modification of the associativity, the number of sets, and line length. </text:p>
      <text:p text:style-name="P6"/>
      <text:h text:style-name="P13" text:outline-level="1"><text:bookmark-start text:name="__RefHeading__8046_1727719648"/>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5" text:outline-level="2"><text:bookmark-start text:name="__RefHeading__1221_351724711"/><text:span text:style-name="T8">Verification and </text:span><text:span text:style-name="T8">Testing </text:span><text:span text:style-name="T8">---Needs work</text:span><text:bookmark-end text:name="__RefHeading__1221_351724711"/></text:h>
      <text:p text:style-name="P5"><text:bookmark-start text:name="__RefHeading__1223_351724711"/>The initial testing off the code involved simply compiling and checking for any segmentation faults. Next we used DDD (GDB) to check the data structures were allocated properly. We also tested hits by confirming in fact something was stored in the cache. <text:bookmark-end text:name="__RefHeading__1223_351724711"/></text:p>
      <text:p text:style-name="P5"><text:s/></text:p>
      <text:p text:style-name="P5">****Notes only****</text:p>
      <text:p text:style-name="P9">Unit test beginning with Tag test to confirm loaded correctly. Tested hits by confirming that something was actually stored in the cache. Tested writes and store at the same time. Tested Misses as well. Tested evictions. </text:p>
      <text:p text:style-name="P9">Tested LRU by loading a full set into L1. </text:p>
      <text:p text:style-name="P9">Tested the invalidate command from L2</text:p>
      <text:p text:style-name="P9">Tested Evictions.</text:p>
      <text:p text:style-name="P9">Tested the boundaries by loading two consecutive lines. </text:p>
      <text:p text:style-name="P9">Tested parsing, it warns and continues. Finds an invalid line it warns you and continues.</text:p>
      <text:p text:style-name="P9">Warning read back it had an issue with and continue to roll.</text:p>
      <text:h text:style-name="P17" text:outline-level="2"><text:bookmark-start text:name="__RefHeading__1233_351724711"/><text:soft-page-break/>Development Decisions<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6" text:outline-level="2"><text:bookmark-start text:name="__RefHeading__4263_949116693"/>Strengths<text:bookmark-end text:name="__RefHeading__4263_949116693"/></text:h>
      <text:p text:style-name="P8">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code is very clean, readable, and easy to follow. It's as if a single coder worked solely on the project. </text:p>
      <text:h text:style-name="P16" text:outline-level="2"><text:bookmark-start text:name="__RefHeading__4265_949116693"/>Weakness<text:bookmark-end text:name="__RefHeading__4265_949116693"/></text:h>
      <text:p text:style-name="P4">The LRU algorithm is currently static but much of it is abstracted away and requires the modification of only one function .</text:p>
      <text:h text:style-name="P16"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language. This would have expanded our experience and knowledge using Verilog. If bonus points were offered for coding using Verilog we certainly would have done so. </text:p>
      <text:h text:style-name="Heading_20_1" text:outline-level="1"><text:bookmark-start text:name="__RefHeading__4515_949116693"/><text:soft-page-break/>Appendix<text:bookmark-end text:name="__RefHeading__4515_949116693"/></text:h>
      <text:h text:style-name="P16" text:outline-level="2"><text:bookmark-start text:name="__RefHeading__4622_1910807854"/>Resources<text:bookmark-end text:name="__RefHeading__4622_1910807854"/></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a xlink:type="simple" xlink:href="http://www.edwardbosworth.com/My5155_Slides/Chapter13/CacheCoherency.htm"><text:span text:style-name="T7">http://www.edwardbosworth.com/My5155_Slides/Chapter13/CacheCoherency.htm</text:span></text:a></text:p>
      <text:p text:style-name="P7"/>
      <text:h text:style-name="Heading_20_2" text:outline-level="2"><text:bookmark-start text:name="__RefHeading__4519_949116693"/><text:bookmark-start text:name="_Toc279862818"/><text:span text:style-name="T7">S</text:span><text:bookmark-end text:name="_Toc279862818"/><text:span text:style-name="T7">ource Code</text:span><text:bookmark-end text:name="__RefHeading__4519_949116693"/></text:h>
      <text:p text:style-name="P53">Main.c</text:p>
      <text:p text:style-name="P52"/>
      <text:p text:style-name="P45">/* ECE485: Final Project</text:p>
      <text:p text:style-name="P36"><text:s/>* Authors:</text:p>
      <text:p text:style-name="P36"><text:s/>* Matthew Branstetter</text:p>
      <text:p text:style-name="P36"><text:s/>* Vernon Jones</text:p>
      <text:p text:style-name="P36"><text:s/>* Yusuf Qedan</text:p>
      <text:p text:style-name="P36"><text:s/>* Tyler Tricker</text:p>
      <text:p text:style-name="P36"><text:s/>*</text:p>
      <text:p text:style-name="P36"><text:s/>* Date: 19 Nov 2012</text:p>
      <text:p text:style-name="P36"><text:s/>*/</text:p>
      <text:p text:style-name="P46"/>
      <text:p text:style-name="P34"/>
      <text:p text:style-name="P36">/* External Modules Imports */</text:p>
      <text:p text:style-name="P33"><text:span text:style-name="T3">#include</text:span><text:span text:style-name="T9"> </text:span><text:span text:style-name="T10">&lt;stdio.h&gt;</text:span></text:p>
      <text:p text:style-name="P33"><text:span text:style-name="T3">#include</text:span><text:span text:style-name="T9"> </text:span><text:span text:style-name="T10">&lt;stdlib.h&gt;</text:span></text:p>
      <text:p text:style-name="P33"><text:span text:style-name="T3">#include</text:span><text:span text:style-name="T9"> </text:span><text:span text:style-name="T10">&lt;stdint.h&gt;</text:span></text:p>
      <text:p text:style-name="P33"><text:span text:style-name="T3">#include</text:span><text:span text:style-name="T9"> </text:span><text:span text:style-name="T10">&lt;errno.h&gt;</text:span></text:p>
      <text:p text:style-name="P33"><text:span text:style-name="T3">#include</text:span><text:span text:style-name="T9"> "cache.h"</text:span></text:p>
      <text:p text:style-name="P34"/>
      <text:p text:style-name="P36">/* Global Constants */</text:p>
      <text:p text:style-name="P33"><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4"/>
      <text:p text:style-name="P33"><text:span text:style-name="T3">enum</text:span><text:span text:style-name="T9"> </text:span><text:span text:style-name="T10">COMMANDS</text:span></text:p>
      <text:p text:style-name="P34">{</text:p>
      <text:p text:style-name="P33"><text:span text:style-name="T9"><text:s text:c="4"/></text:span><text:span text:style-name="T10">COMMAND_READ,</text:span></text:p>
      <text:p text:style-name="P33"><text:span text:style-name="T9"><text:s text:c="4"/></text:span><text:span text:style-name="T10">COMMAND_WRITE,</text:span></text:p>
      <text:p text:style-name="P33"><text:span text:style-name="T9"><text:s text:c="4"/></text:span><text:span text:style-name="T10">COMMAND_IFETCH,</text:span></text:p>
      <text:p text:style-name="P33"><text:span text:style-name="T9"><text:s text:c="4"/></text:span><text:span text:style-name="T10">COMMAND_INVALIDATE,</text:span></text:p>
      <text:p text:style-name="P33"><text:span text:style-name="T9"><text:s text:c="4"/></text:span><text:span text:style-name="T10">COMMAND_RESET</text:span><text:span text:style-name="T9"> </text:span><text:span text:style-name="T10">=</text:span><text:span text:style-name="T9"> </text:span><text:span text:style-name="T10">8,</text:span></text:p>
      <text:p text:style-name="P33"><text:span text:style-name="T9"><text:s text:c="4"/></text:span><text:span text:style-name="T10">COMMAND_PRINT</text:span><text:span text:style-name="T9"> </text:span><text:span text:style-name="T10">=</text:span><text:span text:style-name="T9"> </text:span><text:span text:style-name="T10">9,</text:span></text:p>
      <text:p text:style-name="P33"><text:span text:style-name="T9"><text:s text:c="4"/></text:span><text:span text:style-name="T10">COMMAND_END</text:span></text:p>
      <text:p text:style-name="P34">};</text:p>
      <text:p text:style-name="P34"/>
      <text:p text:style-name="P34"/>
      <text:p text:style-name="P36">/* Forward Declarations*/</text:p>
      <text:p text:style-name="P33"><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3"><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3"><text:span text:style-name="T9"><text:tab/><text:tab/> <text:s text:c="3"/></text:span><text:span text:style-name="T3">int</text:span><text:span text:style-name="T9"> </text:span><text:span text:style-name="T10">op,</text:span><text:span text:style-name="T9"> </text:span></text:p>
      <text:p text:style-name="P33"><text:span text:style-name="T9"><text:tab/><text:tab/> <text:s text:c="3"/></text:span><text:span text:style-name="T10">uint32_t</text:span><text:span text:style-name="T9"> </text:span><text:span text:style-name="T10">address);</text:span></text:p>
      <text:p text:style-name="P34"><text:soft-page-break/></text:p>
      <text:p text:style-name="P36">/* Implementations */</text:p>
      <text:p text:style-name="P33"><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4">{</text:p>
      <text:p text:style-name="P33"><text:span text:style-name="T9"><text:s text:c="4"/></text:span><text:span text:style-name="T10">FILE*</text:span><text:span text:style-name="T9"> <text:s text:c="3"/></text:span><text:span text:style-name="T10">t_fileh;</text:span></text:p>
      <text:p text:style-name="P33"><text:span text:style-name="T9"><text:s text:c="4"/></text:span><text:span text:style-name="T3">int</text:span><text:span text:style-name="T9"> <text:s text:c="5"/></text:span><text:span text:style-name="T10">matched;</text:span></text:p>
      <text:p text:style-name="P33"><text:span text:style-name="T9"><text:s text:c="4"/></text:span><text:span text:style-name="T3">int</text:span><text:span text:style-name="T9"> <text:s text:c="5"/></text:span><text:span text:style-name="T10">op;</text:span></text:p>
      <text:p text:style-name="P33"><text:span text:style-name="T9"><text:s text:c="4"/></text:span><text:span text:style-name="T10">uint32_t</text:span><text:span text:style-name="T9"> </text:span><text:span text:style-name="T10">address;</text:span><text:span text:style-name="T9"> </text:span></text:p>
      <text:p text:style-name="P33"><text:span text:style-name="T9"><text:s text:c="4"/></text:span><text:span text:style-name="T3">char</text:span><text:span text:style-name="T9"> </text:span><text:span text:style-name="T10">line[MAX_LINE+1];</text:span></text:p>
      <text:p text:style-name="P34"/>
      <text:p text:style-name="P33"><text:span text:style-name="T9"><text:s text:c="4"/></text:span><text:span text:style-name="T3">struct</text:span><text:span text:style-name="T9"> </text:span><text:span text:style-name="T10">LN_ops_t</text:span><text:span text:style-name="T9"> </text:span><text:span text:style-name="T10">L2_hooks;</text:span></text:p>
      <text:p text:style-name="P33"><text:span text:style-name="T9"><text:s text:c="4"/></text:span><text:span text:style-name="T10">L2_hooks.read</text:span><text:span text:style-name="T9"> </text:span><text:span text:style-name="T10">=</text:span><text:span text:style-name="T9"> </text:span><text:span text:style-name="T10">NULL;</text:span></text:p>
      <text:p text:style-name="P33"><text:span text:style-name="T9"><text:s text:c="4"/></text:span><text:span text:style-name="T10">L2_hooks.write</text:span><text:span text:style-name="T9"> </text:span><text:span text:style-name="T10">=</text:span><text:span text:style-name="T9"> </text:span><text:span text:style-name="T10">NULL;</text:span></text:p>
      <text:p text:style-name="P33"><text:span text:style-name="T9"><text:s text:c="4"/></text:span><text:span text:style-name="T10">L2_hooks.modified</text:span><text:span text:style-name="T9"> </text:span><text:span text:style-name="T10">=</text:span><text:span text:style-name="T9"> </text:span><text:span text:style-name="T10">NULL;</text:span></text:p>
      <text:p text:style-name="P33"><text:span text:style-name="T9"><text:s text:c="4"/></text:span><text:span text:style-name="T10">L2_hooks.evicted</text:span><text:span text:style-name="T9"> <text:s/></text:span><text:span text:style-name="T10">=</text:span><text:span text:style-name="T9"> </text:span><text:span text:style-name="T10">NULL;</text:span></text:p>
      <text:p text:style-name="P33"><text:span text:style-name="T9"><text:s text:c="4"/></text:span><text:span text:style-name="T10">L2_hooks.object</text:span><text:span text:style-name="T9"> <text:s text:c="2"/></text:span><text:span text:style-name="T10">=</text:span><text:span text:style-name="T9"> </text:span><text:span text:style-name="T10">NULL;</text:span></text:p>
      <text:p text:style-name="P34"/>
      <text:p text:style-name="P33"><text:span text:style-name="T9"><text:s text:c="4"/></text:span><text:span text:style-name="T11">//caches</text:span></text:p>
      <text:p text:style-name="P33"><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3"><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4"/>
      <text:p text:style-name="P33"><text:span text:style-name="T9"><text:s text:c="4"/></text:span><text:span text:style-name="T3">if</text:span><text:span text:style-name="T10">(argc</text:span><text:span text:style-name="T9"> </text:span><text:span text:style-name="T10">&lt;</text:span><text:span text:style-name="T9"> </text:span><text:span text:style-name="T10">2)</text:span></text:p>
      <text:p text:style-name="P33"><text:span text:style-name="T9"><text:s text:c="4"/></text:span><text:span text:style-name="T10">{</text:span></text:p>
      <text:p text:style-name="P33"><text:span text:style-name="T9"><text:tab/></text:span><text:span text:style-name="T10">printf(</text:span><text:span text:style-name="T9">"Usage: %s {tracefiles}\n"</text:span><text:span text:style-name="T10">,</text:span><text:span text:style-name="T9"> </text:span><text:span text:style-name="T10">argv[0]);</text:span></text:p>
      <text:p text:style-name="P33"><text:span text:style-name="T9"><text:tab/></text:span><text:span text:style-name="T3">return</text:span><text:span text:style-name="T9"> </text:span><text:span text:style-name="T10">0;</text:span></text:p>
      <text:p text:style-name="P33"><text:span text:style-name="T9"><text:s text:c="4"/></text:span><text:span text:style-name="T10">}</text:span></text:p>
      <text:p text:style-name="P34"/>
      <text:p text:style-name="P33"><text:span text:style-name="T9"><text:s text:c="4"/></text:span><text:span text:style-name="T11">/* Setup Cache */</text:span></text:p>
      <text:p text:style-name="P37"><text:s text:c="4"/></text:p>
      <text:p text:style-name="P33"><text:span text:style-name="T9"><text:s text:c="4"/></text:span><text:span text:style-name="T10">cache_reset(L1_instruction);</text:span></text:p>
      <text:p text:style-name="P33"><text:span text:style-name="T9"><text:s text:c="4"/></text:span><text:span text:style-name="T10">cache_reset(L1_data);</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3"><text:span text:style-name="T9"><text:s text:c="4"/></text:span><text:span text:style-name="T10">{</text:span></text:p>
      <text:p text:style-name="P33"><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3"><text:span text:style-name="T9"><text:tab/></text:span><text:span text:style-name="T3">if</text:span><text:span text:style-name="T10">(!t_fileh)</text:span><text:span text:style-name="T9"> </text:span><text:span text:style-name="T11">//</text:span></text:p>
      <text:p text:style-name="P33"><text:span text:style-name="T9"><text:tab/></text:span><text:span text:style-name="T10">{</text:span></text:p>
      <text:p text:style-name="P33"><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3"><text:span text:style-name="T9"><text:tab/> <text:s text:c="3"/></text:span><text:span text:style-name="T10">perror(line);</text:span></text:p>
      <text:p text:style-name="P33"><text:span text:style-name="T9"><text:tab/> <text:s text:c="3"/></text:span><text:span text:style-name="T3">continue</text:span><text:span text:style-name="T10">;</text:span></text:p>
      <text:p text:style-name="P33"><text:span text:style-name="T9"><text:tab/></text:span><text:span text:style-name="T10">}</text:span></text:p>
      <text:p text:style-name="P33"><text:span text:style-name="T9"><text:tab/></text:span><text:span text:style-name="T10">printf(</text:span><text:span text:style-name="T9">"\n************ Running file: %s ************\n\n"</text:span><text:span text:style-name="T10">,</text:span><text:span text:style-name="T9"> </text:span><text:span text:style-name="T10">argv[i]);</text:span></text:p>
      <text:p text:style-name="P33"><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3"><text:span text:style-name="T9"><text:tab/></text:span><text:span text:style-name="T10">{</text:span></text:p>
      <text:p text:style-name="P33"><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3"><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3"><text:span text:style-name="T9"><text:tab/> <text:s text:c="3"/></text:span><text:span text:style-name="T10">{</text:span></text:p>
      <text:p text:style-name="P33"><text:span text:style-name="T9"><text:tab/><text:tab/></text:span><text:span text:style-name="T10">fprintf(stderr,</text:span><text:span text:style-name="T9"> "Parsing Warning - invalid line: %s"</text:span><text:span text:style-name="T10">,</text:span><text:span text:style-name="T9"> </text:span><text:span text:style-name="T10">line);</text:span></text:p>
      <text:p text:style-name="P33"><text:span text:style-name="T9"><text:tab/><text:tab/></text:span><text:span text:style-name="T3">continue</text:span><text:span text:style-name="T10">;</text:span></text:p>
      <text:p text:style-name="P33"><text:span text:style-name="T9"><text:tab/> <text:s text:c="3"/></text:span><text:span text:style-name="T10">}</text:span></text:p>
      <text:p text:style-name="P33"><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3"><text:span text:style-name="T9"><text:tab/></text:span><text:span text:style-name="T10">}</text:span></text:p>
      <text:p text:style-name="P33"><text:span text:style-name="T9"><text:tab/></text:span><text:span text:style-name="T11">//Print out simulation Cache Results</text:span></text:p>
      <text:p text:style-name="P33"><text:span text:style-name="T9"><text:tab/></text:span><text:span text:style-name="T11">//hit rate = hits/(hits+misses) %</text:span></text:p>
      <text:p text:style-name="P33"><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3"><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4"/>
      <text:p text:style-name="P33"><text:span text:style-name="T9"><text:tab/></text:span><text:span text:style-name="T10">printf(</text:span><text:span text:style-name="T9">"\nTrace Summary:\n"</text:span><text:span text:style-name="T10">);</text:span></text:p>
      <text:p text:style-name="P33"><text:soft-page-break/><text:span text:style-name="T9"><text:tab/></text:span><text:span text:style-name="T10">printf(</text:span><text:span text:style-name="T9">"\nData Cache\n"</text:span><text:span text:style-name="T10">);</text:span></text:p>
      <text:p text:style-name="P33"><text:span text:style-name="T9"><text:tab/></text:span><text:span text:style-name="T10">printf(</text:span><text:span text:style-name="T9">"Reads:%6zu <text:s text:c="5"/>Writes:%6zu <text:s text:c="5"/>Hits:%6zu <text:s text:c="5"/>Misses:%6zu <text:s text:c="5"/>HitRate:%4g%%\n"</text:span><text:span text:style-name="T10">,</text:span></text:p>
      <text:p text:style-name="P33"><text:span text:style-name="T9"><text:tab/> <text:s text:c="6"/></text:span><text:span text:style-name="T10">L1_data-&gt;stats.reads,</text:span></text:p>
      <text:p text:style-name="P33"><text:span text:style-name="T9"><text:tab/> <text:s text:c="6"/></text:span><text:span text:style-name="T10">L1_data-&gt;stats.writes,</text:span></text:p>
      <text:p text:style-name="P33"><text:span text:style-name="T9"><text:tab/> <text:s text:c="6"/></text:span><text:span text:style-name="T10">L1_data-&gt;stats.hits,</text:span></text:p>
      <text:p text:style-name="P33"><text:span text:style-name="T9"><text:tab/> <text:s text:c="6"/></text:span><text:span text:style-name="T10">L1_data-&gt;stats.misses,</text:span></text:p>
      <text:p text:style-name="P33"><text:span text:style-name="T9"><text:tab/> <text:s text:c="6"/></text:span><text:span text:style-name="T10">hitrate);</text:span></text:p>
      <text:p text:style-name="P34"/>
      <text:p text:style-name="P33"><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3"><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4"/>
      <text:p text:style-name="P33"><text:span text:style-name="T9"><text:tab/></text:span><text:span text:style-name="T10">printf(</text:span><text:span text:style-name="T9">"\nIntruction Cache\n"</text:span><text:span text:style-name="T10">);</text:span></text:p>
      <text:p text:style-name="P33"><text:span text:style-name="T9"><text:tab/></text:span><text:span text:style-name="T10">printf(</text:span><text:span text:style-name="T9">"Reads:%6zu <text:s text:c="5"/>Writes:%6zu <text:s text:c="5"/>Hits:%6zu <text:s text:c="5"/>Misses:%6zu <text:s text:c="5"/>HitRate:%4g%%\n"</text:span><text:span text:style-name="T10">,</text:span></text:p>
      <text:p text:style-name="P33"><text:span text:style-name="T9"><text:tab/> <text:s text:c="6"/></text:span><text:span text:style-name="T10">L1_instruction-&gt;stats.reads,</text:span></text:p>
      <text:p text:style-name="P33"><text:span text:style-name="T9"><text:tab/> <text:s text:c="6"/></text:span><text:span text:style-name="T10">L1_instruction-&gt;stats.writes,</text:span></text:p>
      <text:p text:style-name="P33"><text:span text:style-name="T9"><text:tab/> <text:s text:c="6"/></text:span><text:span text:style-name="T10">L1_instruction-&gt;stats.hits,</text:span></text:p>
      <text:p text:style-name="P33"><text:span text:style-name="T9"><text:tab/> <text:s text:c="6"/></text:span><text:span text:style-name="T10">L1_instruction-&gt;stats.misses,</text:span></text:p>
      <text:p text:style-name="P33"><text:span text:style-name="T9"><text:tab/> <text:s text:c="6"/></text:span><text:span text:style-name="T10">hitrate);</text:span></text:p>
      <text:p text:style-name="P34"/>
      <text:p text:style-name="P33"><text:span text:style-name="T9"><text:tab/></text:span><text:span text:style-name="T11">//Clean up resources</text:span></text:p>
      <text:p text:style-name="P33"><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3"><text:span text:style-name="T9"><text:tab/> <text:s text:c="3"/></text:span><text:span text:style-name="T10">perror(</text:span><text:span text:style-name="T9">"Failed to release file handle, continuing anyway"</text:span><text:span text:style-name="T10">);</text:span></text:p>
      <text:p text:style-name="P33"><text:span text:style-name="T9"><text:tab/></text:span><text:span text:style-name="T10">t_fileh</text:span><text:span text:style-name="T9"> </text:span><text:span text:style-name="T10">=</text:span><text:span text:style-name="T9"> </text:span><text:span text:style-name="T10">0;</text:span></text:p>
      <text:p text:style-name="P33"><text:span text:style-name="T9"><text:s text:c="4"/></text:span><text:span text:style-name="T10">}</text:span></text:p>
      <text:p text:style-name="P34"/>
      <text:p text:style-name="P33"><text:span text:style-name="T9"><text:s text:c="4"/></text:span><text:span text:style-name="T10">cache_free(L1_instruction);</text:span></text:p>
      <text:p text:style-name="P33"><text:span text:style-name="T9"><text:s text:c="4"/></text:span><text:span text:style-name="T10">cache_free(L1_data);</text:span></text:p>
      <text:p text:style-name="P33"><text:span text:style-name="T9"><text:s text:c="4"/></text:span><text:span text:style-name="T3">return</text:span><text:span text:style-name="T9"> </text:span><text:span text:style-name="T10">0;</text:span></text:p>
      <text:p text:style-name="P34">}</text:p>
      <text:p text:style-name="P34"/>
      <text:p text:style-name="P36">/****************** Internal Implementation **********************/</text:p>
      <text:p text:style-name="P33"><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3"><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3"><text:span text:style-name="T9"><text:tab/><text:tab/> <text:s text:c="3"/></text:span><text:span text:style-name="T3">int</text:span><text:span text:style-name="T9"> </text:span><text:span text:style-name="T10">op,</text:span><text:span text:style-name="T9"> </text:span></text:p>
      <text:p text:style-name="P33"><text:span text:style-name="T9"><text:tab/><text:tab/> <text:s text:c="3"/></text:span><text:span text:style-name="T10">uint32_t</text:span><text:span text:style-name="T9"> </text:span><text:span text:style-name="T10">address)</text:span></text:p>
      <text:p text:style-name="P34">{</text:p>
      <text:p text:style-name="P33"><text:span text:style-name="T9"><text:s text:c="4"/></text:span><text:span text:style-name="T11">// Data Stub for read and write functions</text:span></text:p>
      <text:p text:style-name="P33"><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37"><text:s text:c="4"/></text:p>
      <text:p text:style-name="P33"><text:span text:style-name="T9"><text:s text:c="4"/></text:span><text:span text:style-name="T3">switch</text:span><text:span text:style-name="T10">(op)</text:span></text:p>
      <text:p text:style-name="P33"><text:span text:style-name="T9"><text:s text:c="4"/></text:span><text:span text:style-name="T10">{</text:span></text:p>
      <text:p text:style-name="P33"><text:span text:style-name="T9"><text:s text:c="4"/></text:span><text:span text:style-name="T3">case</text:span><text:span text:style-name="T9"> </text:span><text:span text:style-name="T10">COMMAND_READ:</text:span><text:span text:style-name="T9"><text:tab/><text:tab/></text:span><text:span text:style-name="T11">// (0)</text:span></text:p>
      <text:p text:style-name="P33"><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WRITE:</text:span><text:span text:style-name="T9"><text:tab/><text:tab/></text:span><text:span text:style-name="T11">// (1)</text:span></text:p>
      <text:p text:style-name="P33"><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IFETCH:</text:span><text:span text:style-name="T9"><text:tab/></text:span><text:span text:style-name="T11">// (2)</text:span></text:p>
      <text:p text:style-name="P33"><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INVALIDATE:</text:span><text:span text:style-name="T9"><text:tab/></text:span><text:span text:style-name="T11">// (3)</text:span></text:p>
      <text:p text:style-name="P33"><text:span text:style-name="T9"><text:tab/></text:span><text:span text:style-name="T10">cache_invalidate(data,</text:span><text:span text:style-name="T9"> </text:span><text:span text:style-name="T10">address);</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RESET:</text:span><text:span text:style-name="T9"><text:tab/><text:tab/></text:span><text:span text:style-name="T11">// (8)</text:span></text:p>
      <text:p text:style-name="P33"><text:span text:style-name="T9"><text:tab/></text:span><text:span text:style-name="T10">cache_reset(instruction);</text:span></text:p>
      <text:p text:style-name="P33"><text:soft-page-break/><text:span text:style-name="T9"><text:tab/></text:span><text:span text:style-name="T10">cache_reset(data);</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PRINT:</text:span><text:span text:style-name="T9"><text:tab/><text:tab/></text:span><text:span text:style-name="T11">// (9)</text:span></text:p>
      <text:p text:style-name="P33"><text:span text:style-name="T9"><text:tab/></text:span><text:span text:style-name="T10">printf(</text:span><text:span text:style-name="T9">"Printing Instruction Cache\n"</text:span><text:span text:style-name="T10">);</text:span></text:p>
      <text:p text:style-name="P33"><text:span text:style-name="T9"><text:tab/></text:span><text:span text:style-name="T10">cache_print(instruction);</text:span></text:p>
      <text:p text:style-name="P33"><text:span text:style-name="T9"><text:tab/></text:span><text:span text:style-name="T10">printf(</text:span><text:span text:style-name="T9">"Printing Data Cache\n"</text:span><text:span text:style-name="T10">);</text:span></text:p>
      <text:p text:style-name="P33"><text:span text:style-name="T9"><text:tab/></text:span><text:span text:style-name="T10">cache_print(data);</text:span></text:p>
      <text:p text:style-name="P33"><text:span text:style-name="T9"><text:tab/></text:span><text:span text:style-name="T3">break</text:span><text:span text:style-name="T10">;</text:span></text:p>
      <text:p text:style-name="P33"><text:span text:style-name="T9"><text:s text:c="4"/></text:span><text:span text:style-name="T3">default</text:span><text:span text:style-name="T10">:</text:span></text:p>
      <text:p text:style-name="P33"><text:span text:style-name="T9"><text:tab/></text:span><text:span text:style-name="T10">fprintf(stderr,</text:span><text:span text:style-name="T9"> "Error: Invalid operation %d <text:s/>\n"</text:span><text:span text:style-name="T10">,</text:span><text:span text:style-name="T9"> </text:span><text:span text:style-name="T10">op);</text:span></text:p>
      <text:p text:style-name="P33"><text:span text:style-name="T9"><text:s text:c="4"/></text:span><text:span text:style-name="T10">}</text:span></text:p>
      <text:p text:style-name="P34">}</text:p>
      <text:p text:style-name="P54"/>
      <text:p text:style-name="P58"/>
      <text:p text:style-name="P47">Cache.c</text:p>
      <text:p text:style-name="P54"/>
      <text:p text:style-name="P43"><text:span text:style-name="T3">#include</text:span><text:span text:style-name="T9"> </text:span><text:span text:style-name="T10">&lt;stdbool.h&gt;</text:span></text:p>
      <text:p text:style-name="P33"><text:span text:style-name="T3">#include</text:span><text:span text:style-name="T9"> </text:span><text:span text:style-name="T10">&lt;stdlib.h&gt;</text:span></text:p>
      <text:p text:style-name="P33"><text:span text:style-name="T3">#include</text:span><text:span text:style-name="T9"> </text:span><text:span text:style-name="T10">&lt;math.h&gt;</text:span><text:span text:style-name="T9"> <text:s text:c="2"/></text:span><text:span text:style-name="T11">//for calculating bit vector sizes</text:span></text:p>
      <text:p text:style-name="P34"/>
      <text:p text:style-name="P34"/>
      <text:p text:style-name="P36">//TEMP INCLUDES</text:p>
      <text:p text:style-name="P33"><text:span text:style-name="T3">#include</text:span><text:span text:style-name="T9"> </text:span><text:span text:style-name="T10">&lt;stdio.h&gt;</text:span></text:p>
      <text:p text:style-name="P34"/>
      <text:p text:style-name="P36">//Local includes</text:p>
      <text:p text:style-name="P33"><text:span text:style-name="T3">#include</text:span><text:span text:style-name="T9"> "cache.h"</text:span></text:p>
      <text:p text:style-name="P34"/>
      <text:p text:style-name="P34"/>
      <text:p text:style-name="P36">/* Forward Declarations */</text:p>
      <text:p text:style-name="P33"><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3"><text:span text:style-name="T9"><text:tab/><text:tab/><text:tab/> <text:s text:c="2"/></text:span><text:span text:style-name="T3">struct</text:span><text:span text:style-name="T9"> </text:span><text:span text:style-name="T10">set_t*</text:span><text:span text:style-name="T9"> </text:span><text:span text:style-name="T10">set,</text:span></text:p>
      <text:p text:style-name="P33"><text:span text:style-name="T9"><text:tab/><text:tab/><text:tab/> <text:s text:c="2"/></text:span><text:span text:style-name="T10">uint16_t</text:span><text:span text:style-name="T9"> </text:span><text:span text:style-name="T10">way);</text:span></text:p>
      <text:p text:style-name="P33"><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 <text:s text:c="5"/></text:span><text:span text:style-name="T3">struct</text:span><text:span text:style-name="T9"> </text:span><text:span text:style-name="T10">set_t*</text:span><text:span text:style-name="T9"> </text:span><text:span text:style-name="T10">set);</text:span></text:p>
      <text:p text:style-name="P34"/>
      <text:p text:style-name="P33"><text:span text:style-name="T9"><text:s text:c="2"/></text:span><text:span text:style-name="T11">// Address access functions</text:span></text:p>
      <text:p text:style-name="P33"><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span><text:span text:style-name="T10">uint32_t</text:span><text:span text:style-name="T9"> </text:span><text:span text:style-name="T10">address);</text:span></text:p>
      <text:p text:style-name="P33"><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 <text:s/></text:span><text:span text:style-name="T10">uint32_t</text:span><text:span text:style-name="T9"> </text:span><text:span text:style-name="T10">address);</text:span></text:p>
      <text:p text:style-name="P33"><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tab/></text:span><text:span text:style-name="T10">uint32_t</text:span><text:span text:style-name="T9"> </text:span><text:span text:style-name="T10">address);</text:span></text:p>
      <text:p text:style-name="P34"/>
      <text:p text:style-name="P36">// for no op callbacks</text:p>
      <text:p text:style-name="P33"><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3"><text:span text:style-name="T9"><text:tab/><text:tab/> <text:s text:c="4"/></text:span><text:span text:style-name="T10">uint32_t</text:span><text:span text:style-name="T9"> </text:span><text:span text:style-name="T10">address,</text:span><text:span text:style-name="T9"> </text:span></text:p>
      <text:p text:style-name="P33"><text:span text:style-name="T9"><text:tab/><text:tab/> <text:s text:c="4"/></text:span><text:span text:style-name="T10">size_t</text:span><text:span text:style-name="T9"> </text:span><text:span text:style-name="T10">length,</text:span><text:span text:style-name="T9"> </text:span></text:p>
      <text:p text:style-name="P33"><text:span text:style-name="T9"><text:tab/><text:tab/> <text:s text:c="4"/></text:span><text:span text:style-name="T10">uint8_t*</text:span><text:span text:style-name="T9"> </text:span><text:span text:style-name="T10">data)</text:span></text:p>
      <text:p text:style-name="P33"><text:span text:style-name="T10">{</text:span><text:span text:style-name="T9"> </text:span><text:span text:style-name="T3">return</text:span><text:span text:style-name="T9"> </text:span><text:span text:style-name="T10">0;}</text:span></text:p>
      <text:p text:style-name="P34"/>
      <text:p text:style-name="P33"><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3"><text:span text:style-name="T9"><text:tab/><text:tab/><text:tab/> <text:s/></text:span><text:span text:style-name="T10">uint32_t</text:span><text:span text:style-name="T9"> </text:span><text:span text:style-name="T10">address)</text:span></text:p>
      <text:p text:style-name="P33"><text:span text:style-name="T10">{</text:span><text:span text:style-name="T3">return</text:span><text:span text:style-name="T9"> </text:span><text:span text:style-name="T10">0;}</text:span></text:p>
      <text:p text:style-name="P34"/>
      <text:p text:style-name="P36">/* Allocates a new cache object with the following parameters</text:p>
      <text:p text:style-name="P36"><text:s/>*</text:p>
      <text:p text:style-name="P36"><text:s/>*/</text:p>
      <text:p text:style-name="P33"><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3"><text:span text:style-name="T9"><text:tab/><text:tab/><text:tab/></text:span><text:span text:style-name="T10">size_t</text:span><text:span text:style-name="T9"> </text:span><text:span text:style-name="T10">index_size,</text:span></text:p>
      <text:p text:style-name="P33"><text:span text:style-name="T9"><text:tab/><text:tab/><text:tab/></text:span><text:span text:style-name="T10">size_t</text:span><text:span text:style-name="T9"> </text:span><text:span text:style-name="T10">line_size,</text:span><text:span text:style-name="T9"> </text:span></text:p>
      <text:p text:style-name="P33"><text:span text:style-name="T9"><text:tab/><text:tab/><text:tab/></text:span><text:span text:style-name="T3">struct</text:span><text:span text:style-name="T9"> </text:span><text:span text:style-name="T10">LN_ops_t</text:span><text:span text:style-name="T9"> </text:span><text:span text:style-name="T10">interface)</text:span></text:p>
      <text:p text:style-name="P34">{</text:p>
      <text:p text:style-name="P33"><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3"><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4"/>
      <text:p text:style-name="P33"><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3"><text:span text:style-name="T9"><text:s text:c="4"/></text:span><text:span text:style-name="T11">//Set Parameter structure</text:span></text:p>
      <text:p text:style-name="P33"><text:span text:style-name="T9"><text:s text:c="4"/></text:span><text:span text:style-name="T10">new_cache-&gt;params.associativity</text:span><text:span text:style-name="T9"> </text:span><text:span text:style-name="T10">=</text:span><text:span text:style-name="T9"> </text:span><text:span text:style-name="T10">associativity;</text:span></text:p>
      <text:p text:style-name="P33"><text:span text:style-name="T9"><text:s text:c="4"/></text:span><text:span text:style-name="T10">new_cache-&gt;params.line_size</text:span><text:span text:style-name="T9"> </text:span><text:span text:style-name="T10">=</text:span><text:span text:style-name="T9"> </text:span><text:span text:style-name="T10">line_size;</text:span></text:p>
      <text:p text:style-name="P33"><text:soft-page-break/><text:span text:style-name="T9"><text:s text:c="4"/></text:span><text:span text:style-name="T10">new_cache-&gt;params.index_size</text:span><text:span text:style-name="T9"> </text:span><text:span text:style-name="T10">=</text:span><text:span text:style-name="T9"> </text:span><text:span text:style-name="T10">index_size;</text:span></text:p>
      <text:p text:style-name="P34"/>
      <text:p text:style-name="P33"><text:span text:style-name="T9"><text:s text:c="4"/></text:span><text:span text:style-name="T11">//Set LN_ops</text:span></text:p>
      <text:p text:style-name="P33"><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3"><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3"><text:span text:style-name="T9"><text:s text:c="4"/></text:span><text:span text:style-name="T10">new_cache-&gt;ln_ops.modified</text:span><text:span text:style-name="T9"> </text:span><text:span text:style-name="T10">=</text:span><text:span text:style-name="T9"> </text:span></text:p>
      <text:p text:style-name="P33"><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3"><text:span text:style-name="T9"><text:s text:c="4"/></text:span><text:span text:style-name="T10">new_cache-&gt;ln_ops.evicted</text:span><text:span text:style-name="T9"> </text:span><text:span text:style-name="T10">=</text:span><text:span text:style-name="T9"> </text:span></text:p>
      <text:p text:style-name="P33"><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4"/>
      <text:p text:style-name="P33"><text:span text:style-name="T9"><text:s text:c="4"/></text:span><text:span text:style-name="T11">//Allocate Sets</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3"><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3"><text:span text:style-name="T9"><text:tab/></text:span><text:span text:style-name="T11">//Allocate Lines + data</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3"><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3"><text:span text:style-name="T9"><text:tab/><text:tab/><text:tab/><text:tab/><text:tab/><text:tab/></text:span><text:span text:style-name="T10">line_size*</text:span><text:span text:style-name="T3">sizeof</text:span><text:span text:style-name="T10">(uint8_t));</text:span></text:p>
      <text:p text:style-name="P33"><text:span text:style-name="T9"><text:s text:c="4"/></text:span><text:span text:style-name="T10">}</text:span></text:p>
      <text:p text:style-name="P33"><text:span text:style-name="T9"><text:s text:c="4"/></text:span><text:span text:style-name="T10">cache_reset(new_cache);</text:span></text:p>
      <text:p text:style-name="P33"><text:span text:style-name="T9"><text:s text:c="4"/></text:span><text:span text:style-name="T3">return</text:span><text:span text:style-name="T9"> </text:span><text:span text:style-name="T10">new_cache;</text:span></text:p>
      <text:p text:style-name="P33"><text:span text:style-name="T9"><text:s text:c="4"/></text:span><text:span text:style-name="T11">//TODO add clean up code if malloc fails in one of the loops</text:span></text:p>
      <text:p text:style-name="P34">}</text:p>
      <text:p text:style-name="P34"/>
      <text:p text:style-name="P36">/* deallocate the memory used by the cache obj */</text:p>
      <text:p text:style-name="P33"><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11">//Allow NULL free</text:span></text:p>
      <text:p text:style-name="P33"><text:span text:style-name="T9"><text:s text:c="4"/></text:span><text:span text:style-name="T3">if</text:span><text:span text:style-name="T10">(!cacheobj)</text:span><text:span text:style-name="T9"> </text:span><text:span text:style-name="T3">return</text:span><text:span text:style-name="T10">;</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free(cacheobj-&gt;set[i]-&gt;line[j]);</text:span><text:span text:style-name="T9"> </text:span><text:span text:style-name="T11">//free everyline in every set</text:span></text:p>
      <text:p text:style-name="P33"><text:span text:style-name="T9"><text:tab/></text:span><text:span text:style-name="T10">}</text:span></text:p>
      <text:p text:style-name="P33"><text:span text:style-name="T9"><text:tab/></text:span><text:span text:style-name="T10">free(cacheobj-&gt;set[i]);</text:span><text:span text:style-name="T9"> </text:span><text:span text:style-name="T11">//free everyset</text:span></text:p>
      <text:p text:style-name="P33"><text:span text:style-name="T9"><text:s text:c="4"/></text:span><text:span text:style-name="T10">}</text:span></text:p>
      <text:p text:style-name="P33"><text:span text:style-name="T9"><text:s text:c="4"/></text:span><text:span text:style-name="T10">free(cacheobj);</text:span></text:p>
      <text:p text:style-name="P34">}</text:p>
      <text:p text:style-name="P34"/>
      <text:p text:style-name="P36">/* Clear Status bits and setup check LRU */</text:p>
      <text:p text:style-name="P33"><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3">struct</text:span><text:span text:style-name="T9"> </text:span><text:span text:style-name="T10">status_t</text:span><text:span text:style-name="T9"> </text:span><text:span text:style-name="T10">empty_status;</text:span></text:p>
      <text:p text:style-name="P33"><text:span text:style-name="T9"><text:s text:c="4"/></text:span><text:span text:style-name="T10">empty_status.valid</text:span><text:span text:style-name="T9"> </text:span><text:span text:style-name="T10">=</text:span><text:span text:style-name="T9"> </text:span><text:span text:style-name="T10">false;</text:span></text:p>
      <text:p text:style-name="P33"><text:span text:style-name="T9"><text:s text:c="4"/></text:span><text:span text:style-name="T10">empty_status.dirty</text:span><text:span text:style-name="T9"> </text:span><text:span text:style-name="T10">=</text:span><text:span text:style-name="T9"> </text:span><text:span text:style-name="T10">false;</text:span></text:p>
      <text:p text:style-name="P34"/>
      <text:p text:style-name="P33"><text:span text:style-name="T9"><text:s text:c="4"/></text:span><text:span text:style-name="T11">// set lru_bits size to determine how many bits are required</text:span></text:p>
      <text:p text:style-name="P33"><text:span text:style-name="T9"><text:s text:c="4"/></text:span><text:span text:style-name="T10">cacheobj-&gt;params.lru_bits</text:span><text:span text:style-name="T9"> </text:span><text:span text:style-name="T10">=</text:span><text:span text:style-name="T9"> </text:span><text:span text:style-name="T10">(uint16_t)(</text:span></text:p>
      <text:p text:style-name="P33"><text:span text:style-name="T9"><text:tab/></text:span><text:span text:style-name="T10">log(cacheobj-&gt;params.associativity)</text:span><text:span text:style-name="T9"> </text:span><text:span text:style-name="T10">/</text:span><text:span text:style-name="T9"> </text:span><text:span text:style-name="T10">log(2));</text:span></text:p>
      <text:p text:style-name="P34"/>
      <text:p text:style-name="P33"><text:span text:style-name="T9"><text:s text:c="4"/></text:span><text:span text:style-name="T11">// Reset statistics</text:span></text:p>
      <text:p text:style-name="P33"><text:span text:style-name="T9"><text:s text:c="4"/></text:span><text:span text:style-name="T10">cacheobj-&gt;stats.hits</text:span><text:span text:style-name="T9"> <text:s text:c="2"/></text:span><text:span text:style-name="T10">=</text:span><text:span text:style-name="T9"> </text:span><text:span text:style-name="T10">0;</text:span></text:p>
      <text:p text:style-name="P33"><text:span text:style-name="T9"><text:s text:c="4"/></text:span><text:span text:style-name="T10">cacheobj-&gt;stats.misses</text:span><text:span text:style-name="T9"> </text:span><text:span text:style-name="T10">=</text:span><text:span text:style-name="T9"> </text:span><text:span text:style-name="T10">0;</text:span></text:p>
      <text:p text:style-name="P33"><text:span text:style-name="T9"><text:s text:c="4"/></text:span><text:span text:style-name="T10">cacheobj-&gt;stats.reads</text:span><text:span text:style-name="T9"> <text:s/></text:span><text:span text:style-name="T10">=</text:span><text:span text:style-name="T9"> </text:span><text:span text:style-name="T10">0;</text:span></text:p>
      <text:p text:style-name="P33"><text:span text:style-name="T9"><text:s text:c="4"/></text:span><text:span text:style-name="T10">cacheobj-&gt;stats.writes</text:span><text:span text:style-name="T9"> </text:span><text:span text:style-name="T10">=</text:span><text:span text:style-name="T9"> </text:span><text:span text:style-name="T10">0;</text:span></text:p>
      <text:p text:style-name="P34"><text:soft-page-break/></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3"><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3"><text:span text:style-name="T9"><text:tab/></text:span><text:span text:style-name="T10">}</text:span></text:p>
      <text:p text:style-name="P33"><text:span text:style-name="T9"><text:s text:c="4"/></text:span><text:span text:style-name="T10">}</text:span></text:p>
      <text:p text:style-name="P34"/>
      <text:p text:style-name="P34">}</text:p>
      <text:p text:style-name="P34"/>
      <text:p text:style-name="P36">/******************* CACHE IMPLEMENTATION FUNCTIONS ************************/</text:p>
      <text:p text:style-name="P34"/>
      <text:p text:style-name="P36">/* Do a read operation */</text:p>
      <text:p text:style-name="P33"><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 <text:s text:c="5"/></text:span><text:span text:style-name="T10">uint32_t</text:span><text:span text:style-name="T9"> </text:span><text:span text:style-name="T10">address,</text:span></text:p>
      <text:p text:style-name="P33"><text:span text:style-name="T9"><text:tab/><text:tab/> <text:s text:c="5"/></text:span><text:span text:style-name="T10">size_t</text:span><text:span text:style-name="T9"> </text:span><text:span text:style-name="T10">length,</text:span></text:p>
      <text:p text:style-name="P33"><text:span text:style-name="T9"><text:tab/><text:tab/> <text:s text:c="5"/></text:span><text:span text:style-name="T10">uint8_t*</text:span><text:span text:style-name="T9"> </text:span><text:span text:style-name="T10">data)</text:span></text:p>
      <text:p text:style-name="P34">{</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4"/>
      <text:p text:style-name="P33"><text:span text:style-name="T9"><text:s text:c="4"/></text:span><text:span text:style-name="T10">++cacheobj-&gt;stats.reads;</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4"/>
      <text:p text:style-name="P33"><text:span text:style-name="T9"><text:s text:c="4"/></text:span><text:span text:style-name="T3">int</text:span><text:span text:style-name="T9"> </text:span><text:span text:style-name="T10">i;</text:span></text:p>
      <text:p text:style-name="P33"><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3"><text:span text:style-name="T9"><text:s text:c="4"/></text:span><text:span text:style-name="T10">{</text:span></text:p>
      <text:p text:style-name="P33"><text:span text:style-name="T9"><text:tab/></text:span><text:span text:style-name="T10">data[i]</text:span><text:span text:style-name="T9"> </text:span><text:span text:style-name="T10">=</text:span><text:span text:style-name="T9"> </text:span><text:span text:style-name="T10">line-&gt;data[byte_offset+i];</text:span></text:p>
      <text:p text:style-name="P33"><text:span text:style-name="T9"><text:s text:c="4"/></text:span><text:span text:style-name="T10">}</text:span></text:p>
      <text:p text:style-name="P34"/>
      <text:p text:style-name="P33"><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4">}</text:p>
      <text:p text:style-name="P34"/>
      <text:p text:style-name="P34"/>
      <text:p text:style-name="P33"><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 <text:s/></text:span><text:span text:style-name="T10">uint32_t</text:span><text:span text:style-name="T9"> </text:span><text:span text:style-name="T10">address,</text:span></text:p>
      <text:p text:style-name="P33"><text:span text:style-name="T9"><text:tab/><text:tab/><text:tab/> <text:s/></text:span><text:span text:style-name="T10">size_t</text:span><text:span text:style-name="T9"> </text:span><text:span text:style-name="T10">length,</text:span></text:p>
      <text:p text:style-name="P33"><text:span text:style-name="T9"><text:tab/><text:tab/><text:tab/> <text:s/></text:span><text:span text:style-name="T10">uint8_t*</text:span><text:span text:style-name="T9"> </text:span><text:span text:style-name="T10">data)</text:span></text:p>
      <text:p text:style-name="P34">{</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4"/>
      <text:p text:style-name="P33"><text:span text:style-name="T9"><text:s text:c="4"/></text:span><text:span text:style-name="T10">++cacheobj-&gt;stats.writes;</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4"/>
      <text:p text:style-name="P33"><text:span text:style-name="T9"><text:s text:c="4"/></text:span><text:span text:style-name="T3">if</text:span><text:span text:style-name="T10">(!line-&gt;status.dirty)</text:span></text:p>
      <text:p text:style-name="P33"><text:span text:style-name="T9"><text:s text:c="4"/></text:span><text:span text:style-name="T10">{</text:span></text:p>
      <text:p text:style-name="P33"><text:span text:style-name="T9"><text:tab/></text:span><text:span text:style-name="T10">cacheobj-&gt;ln_ops.modified(cacheobj-&gt;ln_ops.object,</text:span><text:span text:style-name="T9"> </text:span><text:span text:style-name="T10">address);</text:span></text:p>
      <text:p text:style-name="P33"><text:span text:style-name="T9"><text:s text:c="4"/></text:span><text:span text:style-name="T10">}</text:span></text:p>
      <text:p text:style-name="P33"><text:span text:style-name="T9"><text:s text:c="4"/></text:span><text:span text:style-name="T10">line-&gt;status.dirty</text:span><text:span text:style-name="T9"> </text:span><text:span text:style-name="T10">=</text:span><text:span text:style-name="T9"> </text:span><text:span text:style-name="T10">true;</text:span></text:p>
      <text:p text:style-name="P34"/>
      <text:p text:style-name="P33"><text:span text:style-name="T9"><text:s text:c="4"/></text:span><text:span text:style-name="T3">int</text:span><text:span text:style-name="T9"> </text:span><text:span text:style-name="T10">i;</text:span></text:p>
      <text:p text:style-name="P33"><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3"><text:span text:style-name="T9"><text:s text:c="4"/></text:span><text:span text:style-name="T10">{</text:span></text:p>
      <text:p text:style-name="P33"><text:span text:style-name="T9"><text:tab/></text:span><text:span text:style-name="T10">line-&gt;data[byte_offset+i]</text:span><text:span text:style-name="T9"> </text:span><text:span text:style-name="T10">=</text:span><text:span text:style-name="T9"> </text:span><text:span text:style-name="T10">data[i];</text:span></text:p>
      <text:p text:style-name="P33"><text:span text:style-name="T9"><text:s text:c="4"/></text:span><text:span text:style-name="T10">}</text:span></text:p>
      <text:p text:style-name="P34"/>
      <text:p text:style-name="P33"><text:span text:style-name="T9"><text:s text:c="4"/></text:span><text:span text:style-name="T3">return</text:span><text:span text:style-name="T9"> </text:span><text:span text:style-name="T10">i;</text:span><text:span text:style-name="T9"> </text:span><text:span text:style-name="T11">//number of characters read</text:span></text:p>
      <text:p text:style-name="P34"><text:soft-page-break/></text:p>
      <text:p text:style-name="P34">}</text:p>
      <text:p text:style-name="P34"/>
      <text:p text:style-name="P33"><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3"><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3"><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37"><text:s text:c="4"/></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3"><text:span text:style-name="T9"><text:tab/></text:span><text:span text:style-name="T10">{</text:span></text:p>
      <text:p text:style-name="P33"><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3"><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3"><text:span text:style-name="T9"><text:tab/><text:tab/></text:span><text:span text:style-name="T10">cacheobj-&gt;ln_ops.write(cacheobj-&gt;ln_ops.object,</text:span><text:span text:style-name="T9"> </text:span></text:p>
      <text:p text:style-name="P33"><text:span text:style-name="T9"><text:tab/><text:tab/><text:tab/><text:tab/> <text:s text:c="6"/></text:span><text:span text:style-name="T10">address,</text:span><text:span text:style-name="T9"> </text:span></text:p>
      <text:p text:style-name="P33"><text:span text:style-name="T9"><text:tab/><text:tab/><text:tab/><text:tab/> <text:s text:c="6"/></text:span><text:span text:style-name="T10">cacheobj-&gt;params.line_size,</text:span><text:span text:style-name="T9"> </text:span></text:p>
      <text:p text:style-name="P33"><text:span text:style-name="T9"><text:tab/><text:tab/><text:tab/><text:tab/> <text:s text:c="6"/></text:span><text:span text:style-name="T10">line-&gt;data);</text:span><text:span text:style-name="T9"> </text:span><text:span text:style-name="T11">// write back</text:span></text:p>
      <text:p text:style-name="P34"/>
      <text:p text:style-name="P33"><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3"><text:span text:style-name="T9"><text:tab/> <text:s text:c="3"/></text:span><text:span text:style-name="T10">line-&gt;status.dirty</text:span><text:span text:style-name="T9"> </text:span><text:span text:style-name="T10">=</text:span><text:span text:style-name="T9"> </text:span><text:span text:style-name="T10">false;</text:span></text:p>
      <text:p text:style-name="P33"><text:span text:style-name="T9"><text:tab/></text:span><text:span text:style-name="T10">}</text:span></text:p>
      <text:p text:style-name="P33"><text:span text:style-name="T9"><text:tab/></text:span><text:span text:style-name="T11">// just ignore request if not in cache</text:span></text:p>
      <text:p text:style-name="P33"><text:span text:style-name="T9"><text:s text:c="4"/></text:span><text:span text:style-name="T10">}</text:span></text:p>
      <text:p text:style-name="P33"><text:span text:style-name="T9"><text:s text:c="4"/></text:span><text:span text:style-name="T3">return</text:span><text:span text:style-name="T9"> </text:span><text:span text:style-name="T10">0;</text:span></text:p>
      <text:p text:style-name="P34">}</text:p>
      <text:p text:style-name="P34"/>
      <text:p text:style-name="P33"><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10">printf(</text:span><text:span text:style-name="T9">"Cache Parameters: \n"</text:span><text:span text:style-name="T10">);</text:span></text:p>
      <text:p text:style-name="P33"><text:span text:style-name="T9"><text:s text:c="4"/></text:span><text:span text:style-name="T10">printf(</text:span><text:span text:style-name="T9">"Sets:%6zu Line Length: %6zu Associativity: %6zu \n\n"</text:span><text:span text:style-name="T10">,</text:span></text:p>
      <text:p text:style-name="P33"><text:span text:style-name="T9"><text:tab/> <text:s text:c="2"/></text:span><text:span text:style-name="T10">cacheobj-&gt;params.index_size,</text:span></text:p>
      <text:p text:style-name="P33"><text:span text:style-name="T9"><text:tab/> <text:s text:c="2"/></text:span><text:span text:style-name="T10">cacheobj-&gt;params.line_size,</text:span></text:p>
      <text:p text:style-name="P33"><text:span text:style-name="T9"><text:tab/> <text:s text:c="2"/></text:span><text:span text:style-name="T10">cacheobj-&gt;params.associativity);</text:span></text:p>
      <text:p text:style-name="P33"><text:span text:style-name="T9"><text:s text:c="4"/></text:span><text:span text:style-name="T10">printf(</text:span><text:span text:style-name="T9">"%11c"</text:span><text:span text:style-name="T10">,' ');</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10">printf(</text:span><text:span text:style-name="T9">"VD <text:s/>LRU <text:s text:c="5"/>TAG%1c"</text:span><text:span text:style-name="T10">,' ');</text:span></text:p>
      <text:p text:style-name="P33"><text:span text:style-name="T9"><text:s text:c="4"/></text:span><text:span text:style-name="T10">}</text:span></text:p>
      <text:p text:style-name="P33"><text:span text:style-name="T9"><text:s text:c="4"/></text:span><text:span text:style-name="T10">printf(</text:span><text:span text:style-name="T9">"\n"</text:span><text:span text:style-name="T10">);</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11">// Check if the line is worth printing</text:span></text:p>
      <text:p text:style-name="P33"><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3"><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4"/>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3"><text:span text:style-name="T9"><text:tab/></text:span><text:span text:style-name="T10">}</text:span></text:p>
      <text:p text:style-name="P37"><text:tab/></text:p>
      <text:p text:style-name="P33"><text:span text:style-name="T9"><text:tab/></text:span><text:span text:style-name="T3">if</text:span><text:span text:style-name="T10">(valid_set)</text:span></text:p>
      <text:p text:style-name="P33"><text:span text:style-name="T9"><text:tab/></text:span><text:span text:style-name="T10">{</text:span></text:p>
      <text:p text:style-name="P33"><text:span text:style-name="T9"><text:tab/> <text:s text:c="3"/></text:span><text:span text:style-name="T10">printf(</text:span><text:span text:style-name="T9">"set: <text:s/>%4d "</text:span><text:span text:style-name="T10">,</text:span><text:span text:style-name="T9"> </text:span><text:span text:style-name="T10">i);</text:span></text:p>
      <text:p text:style-name="P33"><text:span text:style-name="T9"><text:tab/> <text:s text:c="3"/></text:span><text:span text:style-name="T10">print_set(&amp;cacheobj-&gt;params,</text:span><text:span text:style-name="T9"> </text:span><text:span text:style-name="T10">cacheobj-&gt;set[i]);</text:span></text:p>
      <text:p text:style-name="P33"><text:span text:style-name="T9"><text:tab/></text:span><text:span text:style-name="T10">}</text:span></text:p>
      <text:p text:style-name="P33"><text:soft-page-break/><text:span text:style-name="T9"><text:s text:c="4"/></text:span><text:span text:style-name="T10">}</text:span></text:p>
      <text:p text:style-name="P33"><text:span text:style-name="T9"><text:s text:c="4"/></text:span><text:span text:style-name="T11">//Print Statistics</text:span></text:p>
      <text:p text:style-name="P33"><text:span text:style-name="T9"><text:s text:c="4"/></text:span><text:span text:style-name="T11">//hit rate = hits/(hits+misses) %</text:span></text:p>
      <text:p text:style-name="P33"><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3"><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4"/>
      <text:p text:style-name="P33"><text:span text:style-name="T9"><text:s text:c="4"/></text:span><text:span text:style-name="T10">printf(</text:span><text:span text:style-name="T9">"\nReads:%6zu <text:s text:c="5"/>Writes:%6zu <text:s text:c="5"/>Hits:%6zu <text:s text:c="5"/>Misses:%6zu <text:s text:c="5"/>HitRate:%4g%%\n"</text:span><text:span text:style-name="T10">,</text:span></text:p>
      <text:p text:style-name="P33"><text:span text:style-name="T9"><text:tab/> <text:s text:c="2"/></text:span><text:span text:style-name="T10">cacheobj-&gt;stats.reads,</text:span></text:p>
      <text:p text:style-name="P33"><text:span text:style-name="T9"><text:tab/> <text:s text:c="2"/></text:span><text:span text:style-name="T10">cacheobj-&gt;stats.writes,</text:span></text:p>
      <text:p text:style-name="P33"><text:span text:style-name="T9"><text:tab/> <text:s text:c="2"/></text:span><text:span text:style-name="T10">cacheobj-&gt;stats.hits,</text:span></text:p>
      <text:p text:style-name="P33"><text:span text:style-name="T9"><text:tab/> <text:s text:c="2"/></text:span><text:span text:style-name="T10">cacheobj-&gt;stats.misses,</text:span></text:p>
      <text:p text:style-name="P33"><text:span text:style-name="T9"><text:tab/> <text:s text:c="2"/></text:span><text:span text:style-name="T10">hitrate);</text:span></text:p>
      <text:p text:style-name="P34"/>
      <text:p text:style-name="P34">}</text:p>
      <text:p text:style-name="P34"/>
      <text:p text:style-name="P34"/>
      <text:p text:style-name="P36">/******************** Internal Module Functions *******************/</text:p>
      <text:p text:style-name="P34"/>
      <text:p text:style-name="P36">/* processes the internal cache structures and returns a line to write data</text:p>
      <text:p text:style-name="P36">* <text:s/>or read from it.*/</text:p>
      <text:p text:style-name="P33"><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p>
      <text:p text:style-name="P33"><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3"><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3"><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3"><text:span text:style-name="T9"><text:s text:c="4"/></text:span><text:span text:style-name="T3">struct</text:span><text:span text:style-name="T9"> </text:span><text:span text:style-name="T10">line_t*</text:span><text:span text:style-name="T9"> </text:span><text:span text:style-name="T10">line;</text:span></text:p>
      <text:p text:style-name="P33"><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3"><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4"/>
      <text:p text:style-name="P33"><text:span text:style-name="T9"><text:s text:c="4"/></text:span><text:span text:style-name="T11">// Search in the set for valid invalid entries etc..</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i];</text:span></text:p>
      <text:p text:style-name="P34"/>
      <text:p text:style-name="P33"><text:span text:style-name="T9"><text:tab/></text:span><text:span text:style-name="T3">if</text:span><text:span text:style-name="T10">(line-&gt;status.valid)</text:span><text:span text:style-name="T9"> </text:span><text:span text:style-name="T11">//find valid match</text:span></text:p>
      <text:p text:style-name="P33"><text:span text:style-name="T9"><text:tab/></text:span><text:span text:style-name="T10">{</text:span></text:p>
      <text:p text:style-name="P33"><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3"><text:span text:style-name="T9"><text:tab/> <text:s text:c="3"/></text:span><text:span text:style-name="T10">{</text:span></text:p>
      <text:p text:style-name="P33"><text:span text:style-name="T9"><text:tab/><text:tab/></text:span><text:span text:style-name="T11">// Hit</text:span></text:p>
      <text:p text:style-name="P33"><text:span text:style-name="T9"><text:tab/><text:tab/></text:span><text:span text:style-name="T10">++cacheobj-&gt;stats.hits;</text:span></text:p>
      <text:p text:style-name="P33"><text:span text:style-name="T9"><text:tab/><text:tab/></text:span><text:span text:style-name="T10">lru_update_set(&amp;cacheobj-&gt;params,</text:span><text:span text:style-name="T9"> </text:span></text:p>
      <text:p text:style-name="P33"><text:span text:style-name="T9"><text:tab/><text:tab/><text:tab/> <text:s text:c="6"/></text:span><text:span text:style-name="T10">cacheobj-&gt;set[index],</text:span><text:span text:style-name="T9"> </text:span></text:p>
      <text:p text:style-name="P33"><text:span text:style-name="T9"><text:tab/><text:tab/><text:tab/> <text:s text:c="6"/></text:span><text:span text:style-name="T10">i);</text:span></text:p>
      <text:p text:style-name="P33"><text:span text:style-name="T9"><text:tab/><text:tab/></text:span><text:span text:style-name="T3">return</text:span><text:span text:style-name="T9"> </text:span><text:span text:style-name="T10">line;</text:span></text:p>
      <text:p text:style-name="P33"><text:span text:style-name="T9"><text:tab/> <text:s text:c="3"/></text:span><text:span text:style-name="T10">}</text:span></text:p>
      <text:p text:style-name="P33"><text:span text:style-name="T9"><text:tab/> <text:s text:c="3"/></text:span><text:span text:style-name="T3">else</text:span><text:span text:style-name="T9"> </text:span><text:span text:style-name="T11">//look for LRU</text:span></text:p>
      <text:p text:style-name="P33"><text:span text:style-name="T9"><text:tab/> <text:s text:c="3"/></text:span><text:span text:style-name="T10">{</text:span></text:p>
      <text:p text:style-name="P33"><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3"><text:span text:style-name="T9"><text:tab/><text:tab/> <text:s text:c="3"/></text:span><text:span text:style-name="T10">i</text:span><text:span text:style-name="T9"> </text:span><text:span text:style-name="T10">:</text:span><text:span text:style-name="T9"> </text:span><text:span text:style-name="T10">lru;</text:span></text:p>
      <text:p text:style-name="P33"><text:span text:style-name="T9"><text:tab/> <text:s text:c="3"/></text:span><text:span text:style-name="T10">}</text:span></text:p>
      <text:p text:style-name="P33"><text:span text:style-name="T9"><text:tab/></text:span><text:span text:style-name="T10">}</text:span></text:p>
      <text:p text:style-name="P33"><text:span text:style-name="T9"><text:tab/></text:span><text:span text:style-name="T3">else</text:span><text:span text:style-name="T9"> </text:span></text:p>
      <text:p text:style-name="P33"><text:span text:style-name="T9"><text:tab/> <text:s text:c="3"/></text:span><text:span text:style-name="T10">invalid</text:span><text:span text:style-name="T9"> </text:span><text:span text:style-name="T10">=</text:span><text:span text:style-name="T9"> </text:span><text:span text:style-name="T10">i;</text:span></text:p>
      <text:p text:style-name="P33"><text:span text:style-name="T9"><text:s text:c="4"/></text:span><text:span text:style-name="T10">}</text:span></text:p>
      <text:p text:style-name="P33"><text:span text:style-name="T9"><text:s text:c="4"/></text:span><text:span text:style-name="T10">++cacheobj-&gt;stats.misses;</text:span></text:p>
      <text:p text:style-name="P34"/>
      <text:p text:style-name="P33"><text:soft-page-break/><text:span text:style-name="T9"><text:s text:c="4"/></text:span><text:span text:style-name="T11">// Cache Miss </text:span></text:p>
      <text:p text:style-name="P33"><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invalid];</text:span></text:p>
      <text:p text:style-name="P33"><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3"><text:span text:style-name="T9"><text:s text:c="4"/></text:span><text:span text:style-name="T10">}</text:span></text:p>
      <text:p text:style-name="P33"><text:span text:style-name="T9"><text:s text:c="4"/></text:span><text:span text:style-name="T3">else</text:span><text:span text:style-name="T9"> <text:s text:c="11"/></text:span><text:span text:style-name="T11">// if not use the lru</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lru];</text:span></text:p>
      <text:p text:style-name="P33"><text:span text:style-name="T9"><text:tab/></text:span><text:span text:style-name="T11">// Evict LRU by writeback if dirty</text:span></text:p>
      <text:p text:style-name="P33"><text:span text:style-name="T9"><text:tab/></text:span><text:span text:style-name="T3">if</text:span><text:span text:style-name="T10">(line-&gt;status.dirty)</text:span></text:p>
      <text:p text:style-name="P33"><text:span text:style-name="T9"><text:tab/></text:span><text:span text:style-name="T10">{</text:span></text:p>
      <text:p text:style-name="P33"><text:span text:style-name="T9"><text:tab/> <text:s text:c="3"/></text:span><text:span text:style-name="T10">cacheobj-&gt;ln_ops.write(cacheobj-&gt;ln_ops.object,</text:span></text:p>
      <text:p text:style-name="P33"><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3"><text:span text:style-name="T9"><text:tab/><text:tab/><text:tab/><text:tab/> <text:s text:c="2"/></text:span><text:span text:style-name="T10">cacheobj-&gt;params.line_size,</text:span><text:span text:style-name="T9"> </text:span></text:p>
      <text:p text:style-name="P33"><text:span text:style-name="T9"><text:tab/><text:tab/><text:tab/><text:tab/> <text:s text:c="2"/></text:span><text:span text:style-name="T10">line-&gt;data);</text:span></text:p>
      <text:p text:style-name="P33"><text:span text:style-name="T9"><text:tab/> <text:s text:c="3"/></text:span><text:span text:style-name="T10">line-&gt;status.dirty</text:span><text:span text:style-name="T9"> </text:span><text:span text:style-name="T10">=</text:span><text:span text:style-name="T9"> </text:span><text:span text:style-name="T10">false;</text:span></text:p>
      <text:p text:style-name="P33"><text:span text:style-name="T9"><text:tab/></text:span><text:span text:style-name="T10">}</text:span></text:p>
      <text:p text:style-name="P33"><text:span text:style-name="T9"><text:tab/></text:span><text:span text:style-name="T3">else</text:span></text:p>
      <text:p text:style-name="P33"><text:span text:style-name="T9"><text:tab/></text:span><text:span text:style-name="T10">{</text:span></text:p>
      <text:p text:style-name="P33"><text:span text:style-name="T9"><text:tab/> <text:s text:c="3"/></text:span><text:span text:style-name="T10">cacheobj-&gt;ln_ops.evicted(cacheobj-&gt;ln_ops.object,</text:span></text:p>
      <text:p text:style-name="P33"><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3"><text:span text:style-name="T9"><text:tab/></text:span><text:span text:style-name="T10">}</text:span></text:p>
      <text:p text:style-name="P33"><text:span text:style-name="T9"><text:tab/></text:span><text:span text:style-name="T11">// continue request</text:span></text:p>
      <text:p text:style-name="P33"><text:span text:style-name="T9"><text:tab/></text:span><text:span text:style-name="T10">cacheobj-&gt;ln_ops.read(cacheobj-&gt;ln_ops.object,</text:span></text:p>
      <text:p text:style-name="P33"><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3"><text:span text:style-name="T9"><text:tab/><text:tab/><text:tab/> <text:s text:c="5"/></text:span><text:span text:style-name="T10">cacheobj-&gt;params.line_size,</text:span><text:span text:style-name="T9"> </text:span></text:p>
      <text:p text:style-name="P33"><text:span text:style-name="T9"><text:tab/><text:tab/><text:tab/> <text:s text:c="5"/></text:span><text:span text:style-name="T10">line-&gt;data);</text:span></text:p>
      <text:p text:style-name="P33"><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3"><text:span text:style-name="T9"><text:s text:c="4"/></text:span><text:span text:style-name="T10">}</text:span></text:p>
      <text:p text:style-name="P34"/>
      <text:p text:style-name="P33"><text:span text:style-name="T9"><text:s text:c="4"/></text:span><text:span text:style-name="T10">line-&gt;status.valid</text:span><text:span text:style-name="T9"> </text:span><text:span text:style-name="T10">=</text:span><text:span text:style-name="T9"> </text:span><text:span text:style-name="T10">true;</text:span></text:p>
      <text:p text:style-name="P33"><text:span text:style-name="T9"><text:s text:c="4"/></text:span><text:span text:style-name="T10">line-&gt;tag</text:span><text:span text:style-name="T9"> </text:span><text:span text:style-name="T10">=</text:span><text:span text:style-name="T9"> </text:span><text:span text:style-name="T10">tag;</text:span></text:p>
      <text:p text:style-name="P33"><text:span text:style-name="T9"><text:s text:c="4"/></text:span><text:span text:style-name="T3">return</text:span><text:span text:style-name="T9"> </text:span><text:span text:style-name="T10">line;</text:span></text:p>
      <text:p text:style-name="P34">}</text:p>
      <text:p text:style-name="P34"/>
      <text:p text:style-name="P36">/* Updates the sets LRU values depending on the way just accessed */</text:p>
      <text:p text:style-name="P33"><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3"><text:span text:style-name="T9"><text:tab/><text:tab/><text:tab/> <text:s text:c="2"/></text:span><text:span text:style-name="T3">struct</text:span><text:span text:style-name="T9"> </text:span><text:span text:style-name="T10">set_t*</text:span><text:span text:style-name="T9"> </text:span><text:span text:style-name="T10">set,</text:span></text:p>
      <text:p text:style-name="P33"><text:span text:style-name="T9"><text:tab/><text:tab/><text:tab/> <text:s text:c="2"/></text:span><text:span text:style-name="T10">uint16_t</text:span><text:span text:style-name="T9"> </text:span><text:span text:style-name="T10">way)</text:span></text:p>
      <text:p text:style-name="P34">{</text:p>
      <text:p text:style-name="P33"><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4"/>
      <text:p text:style-name="P33"><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if</text:span><text:span text:style-name="T10">(i</text:span><text:span text:style-name="T9"> </text:span><text:span text:style-name="T10">==</text:span><text:span text:style-name="T9"> </text:span><text:span text:style-name="T10">way)</text:span></text:p>
      <text:p text:style-name="P33"><text:span text:style-name="T9"><text:tab/> <text:s text:c="3"/></text:span><text:span text:style-name="T10">set-&gt;line[way]-&gt;lru</text:span><text:span text:style-name="T9"> </text:span><text:span text:style-name="T10">=</text:span><text:span text:style-name="T9"> </text:span><text:span text:style-name="T10">0;</text:span></text:p>
      <text:p text:style-name="P33"><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3"><text:span text:style-name="T9"><text:tab/> <text:s text:c="3"/></text:span><text:span text:style-name="T10">++set-&gt;line[i]-&gt;lru;</text:span></text:p>
      <text:p text:style-name="P33"><text:span text:style-name="T9"><text:s text:c="4"/></text:span><text:span text:style-name="T10">}</text:span></text:p>
      <text:p text:style-name="P34">}</text:p>
      <text:p text:style-name="P34"/>
      <text:p text:style-name="P33"><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 <text:s text:c="5"/></text:span><text:span text:style-name="T3">struct</text:span><text:span text:style-name="T9"> </text:span><text:span text:style-name="T10">set_t*</text:span><text:span text:style-name="T9"> </text:span><text:span text:style-name="T10">set)</text:span></text:p>
      <text:p text:style-name="P34">{</text:p>
      <text:p text:style-name="P34"/>
      <text:p text:style-name="P33"><text:span text:style-name="T9"><text:s text:c="4"/></text:span><text:span text:style-name="T11">// Output Format</text:span></text:p>
      <text:p text:style-name="P33"><text:span text:style-name="T9"><text:s text:c="4"/></text:span><text:span text:style-name="T11">// VD TAG '' VD TAG '' VD TAG '' VD TAG</text:span></text:p>
      <text:p text:style-name="P33"><text:soft-page-break/><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3"><text:span text:style-name="T9"><text:tab/></text:span><text:span text:style-name="T3">if</text:span><text:span text:style-name="T10">(line-&gt;status.valid)</text:span></text:p>
      <text:p text:style-name="P33"><text:span text:style-name="T9"><text:tab/></text:span><text:span text:style-name="T10">{</text:span></text:p>
      <text:p text:style-name="P33"><text:span text:style-name="T9"><text:tab/> <text:s text:c="3"/></text:span><text:span text:style-name="T10">printf(</text:span><text:span text:style-name="T9">"%d%d %4d %8x "</text:span><text:span text:style-name="T10">,</text:span><text:span text:style-name="T9"> </text:span></text:p>
      <text:p text:style-name="P33"><text:span text:style-name="T9"><text:tab/><text:tab/> <text:s text:c="2"/></text:span><text:span text:style-name="T10">line-&gt;status.valid,</text:span><text:span text:style-name="T9"> </text:span></text:p>
      <text:p text:style-name="P33"><text:span text:style-name="T9"><text:tab/><text:tab/> <text:s text:c="2"/></text:span><text:span text:style-name="T10">line-&gt;status.dirty,</text:span></text:p>
      <text:p text:style-name="P33"><text:span text:style-name="T9"><text:tab/><text:tab/> <text:s text:c="2"/></text:span><text:span text:style-name="T10">line-&gt;lru,</text:span></text:p>
      <text:p text:style-name="P33"><text:span text:style-name="T9"><text:tab/><text:tab/> <text:s text:c="2"/></text:span><text:span text:style-name="T10">line-&gt;tag);</text:span></text:p>
      <text:p text:style-name="P33"><text:span text:style-name="T9"><text:tab/></text:span><text:span text:style-name="T10">}</text:span></text:p>
      <text:p text:style-name="P33"><text:span text:style-name="T9"><text:tab/></text:span><text:span text:style-name="T3">else</text:span></text:p>
      <text:p text:style-name="P33"><text:span text:style-name="T9"><text:tab/></text:span><text:span text:style-name="T10">{</text:span></text:p>
      <text:p text:style-name="P33"><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3"><text:span text:style-name="T9"><text:tab/></text:span><text:span text:style-name="T10">}</text:span></text:p>
      <text:p text:style-name="P33"><text:span text:style-name="T9"><text:s text:c="4"/></text:span><text:span text:style-name="T10">}</text:span></text:p>
      <text:p text:style-name="P33"><text:span text:style-name="T9"><text:s text:c="4"/></text:span><text:span text:style-name="T10">printf(</text:span><text:span text:style-name="T9">"\n"</text:span><text:span text:style-name="T10">);</text:span></text:p>
      <text:p text:style-name="P34">}</text:p>
      <text:p text:style-name="P34"/>
      <text:p text:style-name="P36">/*********************** Address access functions ***************************/</text:p>
      <text:p text:style-name="P34"/>
      <text:p text:style-name="P36">// returns only the tag bits in an address</text:p>
      <text:p text:style-name="P33"><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3"><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3"><text:span text:style-name="T9"><text:s text:c="4"/></text:span><text:span text:style-name="T3">return</text:span><text:span text:style-name="T9"> </text:span><text:span text:style-name="T10">tag;</text:span></text:p>
      <text:p text:style-name="P34">}</text:p>
      <text:p text:style-name="P34"/>
      <text:p text:style-name="P36">// returns only the set index given an address</text:p>
      <text:p text:style-name="P33"><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 <text:s text:c="5"/></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3"><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4"/>
      <text:p text:style-name="P33"><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37"><text:s text:c="4"/></text:p>
      <text:p text:style-name="P33"><text:span text:style-name="T9"><text:s text:c="4"/></text:span><text:span text:style-name="T3">return</text:span><text:span text:style-name="T9"> </text:span><text:span text:style-name="T10">index;</text:span></text:p>
      <text:p text:style-name="P34">}</text:p>
      <text:p text:style-name="P34"/>
      <text:p text:style-name="P36">// returns the byte offset of an address</text:p>
      <text:p text:style-name="P33"><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tab/></text:span><text:span text:style-name="T10">uint32_t</text:span><text:span text:style-name="T9"> </text:span><text:span text:style-name="T10">address)</text:span></text:p>
      <text:p text:style-name="P34">{</text:p>
      <text:p text:style-name="P33"><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3"><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3"><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3"><text:span text:style-name="T9"><text:s text:c="4"/></text:span><text:span text:style-name="T3">return</text:span><text:span text:style-name="T9"> </text:span><text:span text:style-name="T10">line_index;</text:span></text:p>
      <text:p text:style-name="P34">}</text:p>
      <text:p text:style-name="P38"/>
      <text:p text:style-name="P11"/>
      <text:p text:style-name="P56">Cache.h</text:p>
      <text:p text:style-name="P55"/>
      <text:p text:style-name="P44"><text:span text:style-name="T3">#ifndef</text:span><text:span text:style-name="T9"> </text:span><text:span text:style-name="T10">__CACHE_H__</text:span></text:p>
      <text:p text:style-name="P33"><text:span text:style-name="T3">#define</text:span><text:span text:style-name="T9"> </text:span><text:span text:style-name="T10">__CACHE_H__</text:span></text:p>
      <text:p text:style-name="P34"/>
      <text:p text:style-name="P33"><text:span text:style-name="T3">#include</text:span><text:span text:style-name="T9"> </text:span><text:span text:style-name="T10">&lt;stdint.h&gt;</text:span></text:p>
      <text:p text:style-name="P34"/>
      <text:p text:style-name="P36">/*************************Data Structures************************************/</text:p>
      <text:p text:style-name="P34"/>
      <text:p text:style-name="P36">/* status bits structure for each line</text:p>
      <text:p text:style-name="P36"><text:s/>*/</text:p>
      <text:p text:style-name="P33"><text:span text:style-name="T3">struct</text:span><text:span text:style-name="T9"> </text:span><text:span text:style-name="T10">status_t</text:span></text:p>
      <text:p text:style-name="P34">{</text:p>
      <text:p text:style-name="P33"><text:span text:style-name="T9"><text:s text:c="4"/></text:span><text:span text:style-name="T3">unsigned</text:span><text:span text:style-name="T9"> </text:span><text:span text:style-name="T10">valid:1;</text:span></text:p>
      <text:p text:style-name="P33"><text:span text:style-name="T9"><text:s text:c="4"/></text:span><text:span text:style-name="T3">unsigned</text:span><text:span text:style-name="T9"> </text:span><text:span text:style-name="T10">dirty:1;</text:span></text:p>
      <text:p text:style-name="P34">};</text:p>
      <text:p text:style-name="P34"/>
      <text:p text:style-name="P36">/* Line Structure for every set</text:p>
      <text:p text:style-name="P36"><text:s/>* LRU space complexity N*log2(N)</text:p>
      <text:p text:style-name="P36"><text:s/>*/</text:p>
      <text:p text:style-name="P33"><text:span text:style-name="T3">struct</text:span><text:span text:style-name="T9"> </text:span><text:span text:style-name="T10">line_t</text:span></text:p>
      <text:p text:style-name="P34">{</text:p>
      <text:p text:style-name="P33"><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3"><text:span text:style-name="T9"><text:s text:c="4"/></text:span><text:span text:style-name="T10">uint32_t</text:span><text:span text:style-name="T9"> </text:span><text:span text:style-name="T10">tag;</text:span><text:span text:style-name="T9"> <text:s text:c="14"/></text:span><text:span text:style-name="T11">// cache tag</text:span></text:p>
      <text:p text:style-name="P33"><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3"><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4">};</text:p>
      <text:p text:style-name="P34"/>
      <text:p text:style-name="P36">/* Set structure: </text:p>
      <text:p text:style-name="P36"><text:s/>*/</text:p>
      <text:p text:style-name="P33"><text:span text:style-name="T3">struct</text:span><text:span text:style-name="T9"> </text:span><text:span text:style-name="T10">set_t</text:span></text:p>
      <text:p text:style-name="P34">{</text:p>
      <text:p text:style-name="P33"><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4">};</text:p>
      <text:p text:style-name="P34"/>
      <text:p text:style-name="P36">/* Lower Memory Level callback functons</text:p>
      <text:p text:style-name="P36"><text:s/>* read <text:s/>- get a data line from the lower level</text:p>
      <text:p text:style-name="P36"><text:s/>* write - write back data to lower level</text:p>
      <text:p text:style-name="P36"><text:s/>* modified - notifies the lower level cache that this value</text:p>
      <text:p text:style-name="P36"><text:s/>* has changed from clean to dirty. Set these operators to NULL if they are</text:p>
      <text:p text:style-name="P36"><text:s/>* not used.</text:p>
      <text:p text:style-name="P36"><text:s/>*/</text:p>
      <text:p text:style-name="P34"/>
      <text:p text:style-name="P33"><text:span text:style-name="T3">typedef</text:span><text:span text:style-name="T9"> </text:span><text:span text:style-name="T3">int</text:span><text:span text:style-name="T9"> </text:span><text:span text:style-name="T10">op_status_t;</text:span></text:p>
      <text:p text:style-name="P33"><text:span text:style-name="T3">struct</text:span><text:span text:style-name="T9"> </text:span><text:span text:style-name="T10">LN_ops_t</text:span></text:p>
      <text:p text:style-name="P34">{</text:p>
      <text:p text:style-name="P33"><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3"><text:span text:style-name="T9"><text:tab/><text:tab/><text:tab/></text:span><text:span text:style-name="T10">uint32_t</text:span><text:span text:style-name="T9"> </text:span><text:span text:style-name="T10">address,</text:span><text:span text:style-name="T9"> </text:span></text:p>
      <text:p text:style-name="P33"><text:span text:style-name="T9"><text:tab/><text:tab/><text:tab/></text:span><text:span text:style-name="T10">size_t</text:span><text:span text:style-name="T9"> </text:span><text:span text:style-name="T10">length,</text:span><text:span text:style-name="T9"> </text:span></text:p>
      <text:p text:style-name="P33"><text:span text:style-name="T9"><text:tab/><text:tab/><text:tab/></text:span><text:span text:style-name="T10">uint8_t*</text:span><text:span text:style-name="T9"> </text:span><text:span text:style-name="T10">data);</text:span></text:p>
      <text:p text:style-name="P33"><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3"><text:span text:style-name="T9"><text:tab/><text:tab/><text:tab/> <text:s/></text:span><text:span text:style-name="T10">uint32_t</text:span><text:span text:style-name="T9"> </text:span><text:span text:style-name="T10">address,</text:span><text:span text:style-name="T9"> </text:span></text:p>
      <text:p text:style-name="P33"><text:span text:style-name="T9"><text:tab/><text:tab/><text:tab/> <text:s/></text:span><text:span text:style-name="T10">size_t</text:span><text:span text:style-name="T9"> </text:span><text:span text:style-name="T10">length,</text:span><text:span text:style-name="T9"> </text:span></text:p>
      <text:p text:style-name="P33"><text:span text:style-name="T9"><text:tab/><text:tab/><text:tab/> <text:s/></text:span><text:span text:style-name="T10">uint8_t*</text:span><text:span text:style-name="T9"> </text:span><text:span text:style-name="T10">data);</text:span></text:p>
      <text:p text:style-name="P33"><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3"><text:soft-page-break/><text:span text:style-name="T9"><text:tab/><text:tab/><text:tab/> <text:s text:c="3"/></text:span><text:span text:style-name="T10">uint32_t</text:span><text:span text:style-name="T9"> </text:span><text:span text:style-name="T10">address);</text:span></text:p>
      <text:p text:style-name="P33"><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3"><text:span text:style-name="T9"><text:tab/><text:tab/><text:tab/> <text:s text:c="2"/></text:span><text:span text:style-name="T10">uint32_t</text:span><text:span text:style-name="T9"> </text:span><text:span text:style-name="T10">address);</text:span></text:p>
      <text:p text:style-name="P33"><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4">};</text:p>
      <text:p text:style-name="P34"/>
      <text:p text:style-name="P33"><text:span text:style-name="T3">struct</text:span><text:span text:style-name="T9"> </text:span><text:span text:style-name="T10">cache_params_t</text:span></text:p>
      <text:p text:style-name="P34">{</text:p>
      <text:p text:style-name="P33"><text:span text:style-name="T9"><text:s text:c="4"/></text:span><text:span text:style-name="T10">size_t</text:span><text:span text:style-name="T9"> </text:span><text:span text:style-name="T10">associativity;</text:span></text:p>
      <text:p text:style-name="P33"><text:span text:style-name="T9"><text:s text:c="4"/></text:span><text:span text:style-name="T10">size_t</text:span><text:span text:style-name="T9"> </text:span><text:span text:style-name="T10">line_size;</text:span></text:p>
      <text:p text:style-name="P33"><text:span text:style-name="T9"><text:s text:c="4"/></text:span><text:span text:style-name="T10">size_t</text:span><text:span text:style-name="T9"> </text:span><text:span text:style-name="T10">index_size;</text:span></text:p>
      <text:p text:style-name="P33"><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4">};</text:p>
      <text:p text:style-name="P34"/>
      <text:p text:style-name="P33"><text:span text:style-name="T3">struct</text:span><text:span text:style-name="T9"> </text:span><text:span text:style-name="T10">cache_statistics_t</text:span></text:p>
      <text:p text:style-name="P34">{</text:p>
      <text:p text:style-name="P33"><text:span text:style-name="T9"><text:s text:c="4"/></text:span><text:span text:style-name="T10">size_t</text:span><text:span text:style-name="T9"> </text:span><text:span text:style-name="T10">hits;</text:span></text:p>
      <text:p text:style-name="P33"><text:span text:style-name="T9"><text:s text:c="4"/></text:span><text:span text:style-name="T10">size_t</text:span><text:span text:style-name="T9"> </text:span><text:span text:style-name="T10">misses;</text:span></text:p>
      <text:p text:style-name="P33"><text:span text:style-name="T9"><text:s text:c="4"/></text:span><text:span text:style-name="T10">size_t</text:span><text:span text:style-name="T9"> </text:span><text:span text:style-name="T10">reads;</text:span></text:p>
      <text:p text:style-name="P33"><text:span text:style-name="T9"><text:s text:c="4"/></text:span><text:span text:style-name="T10">size_t</text:span><text:span text:style-name="T9"> </text:span><text:span text:style-name="T10">writes;</text:span></text:p>
      <text:p text:style-name="P34">};</text:p>
      <text:p text:style-name="P34"/>
      <text:p text:style-name="P36">/* Main cache data structure */</text:p>
      <text:p text:style-name="P33"><text:span text:style-name="T3">struct</text:span><text:span text:style-name="T9"> </text:span><text:span text:style-name="T10">cache_t</text:span></text:p>
      <text:p text:style-name="P34">{</text:p>
      <text:p text:style-name="P33"><text:span text:style-name="T9"><text:s text:c="4"/></text:span><text:span text:style-name="T3">struct</text:span><text:span text:style-name="T9"> </text:span><text:span text:style-name="T10">cache_statistics_t</text:span><text:span text:style-name="T9"> </text:span><text:span text:style-name="T10">stats;</text:span></text:p>
      <text:p text:style-name="P33"><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3"><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3"><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4">};</text:p>
      <text:p text:style-name="P34"/>
      <text:p text:style-name="P36">/***************** Cache API *************************************************/</text:p>
      <text:p text:style-name="P36">/* line size <text:s text:c="4"/>= number of bytes in a line (must be a power of 2 (1 &lt;&lt; N))</text:p>
      <text:p text:style-name="P36"><text:s/>* index size <text:s text:c="3"/>= number of sets <text:s/>(must be a power of 2 (1 &lt;&lt; N))</text:p>
      <text:p text:style-name="P36"><text:s/>* associativity = number of lines per set (must be a power of 2 (1 &lt;&lt; N))</text:p>
      <text:p text:style-name="P36"><text:s/>*/</text:p>
      <text:p text:style-name="P34"/>
      <text:p text:style-name="P33"><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3"><text:span text:style-name="T9"><text:tab/><text:tab/><text:tab/></text:span><text:span text:style-name="T10">size_t</text:span><text:span text:style-name="T9"> </text:span><text:span text:style-name="T10">index_size,</text:span></text:p>
      <text:p text:style-name="P33"><text:span text:style-name="T9"><text:tab/><text:tab/><text:tab/></text:span><text:span text:style-name="T10">size_t</text:span><text:span text:style-name="T9"> </text:span><text:span text:style-name="T10">line_size,</text:span><text:span text:style-name="T9"> </text:span></text:p>
      <text:p text:style-name="P33"><text:span text:style-name="T9"><text:tab/><text:tab/><text:tab/></text:span><text:span text:style-name="T3">struct</text:span><text:span text:style-name="T9"> </text:span><text:span text:style-name="T10">LN_ops_t</text:span><text:span text:style-name="T9"> </text:span><text:span text:style-name="T10">interface);</text:span></text:p>
      <text:p text:style-name="P33"><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3"><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4"/>
      <text:p text:style-name="P36">// input operations - assumes access does not span a cache line boundary</text:p>
      <text:p text:style-name="P33"><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text:span><text:span text:style-name="T10">uint32_t</text:span><text:span text:style-name="T9"> </text:span><text:span text:style-name="T10">address,</text:span></text:p>
      <text:p text:style-name="P33"><text:span text:style-name="T9"><text:tab/><text:tab/><text:tab/></text:span><text:span text:style-name="T10">size_t</text:span><text:span text:style-name="T9"> </text:span><text:span text:style-name="T10">length,</text:span></text:p>
      <text:p text:style-name="P33"><text:span text:style-name="T9"><text:tab/><text:tab/><text:tab/></text:span><text:span text:style-name="T10">uint8_t*</text:span><text:span text:style-name="T9"> </text:span><text:span text:style-name="T10">data);</text:span></text:p>
      <text:p text:style-name="P34"/>
      <text:p text:style-name="P33"><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 </text:span><text:span text:style-name="T10">uint32_t</text:span><text:span text:style-name="T9"> </text:span><text:span text:style-name="T10">address,</text:span></text:p>
      <text:p text:style-name="P33"><text:span text:style-name="T9"><text:tab/><text:tab/><text:tab/> </text:span><text:span text:style-name="T10">size_t</text:span><text:span text:style-name="T9"> </text:span><text:span text:style-name="T10">length,</text:span></text:p>
      <text:p text:style-name="P33"><text:span text:style-name="T9"><text:tab/><text:tab/><text:tab/> </text:span><text:span text:style-name="T10">uint8_t*</text:span><text:span text:style-name="T9"> </text:span><text:span text:style-name="T10">data);</text:span></text:p>
      <text:p text:style-name="P34"/>
      <text:p text:style-name="P33"><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
      <text:p text:style-name="P36">// debuging functions</text:p>
      <text:p text:style-name="P33"><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4"/>
      <text:p text:style-name="P33"><text:span text:style-name="T3">#endif</text:span><text:span text:style-name="T9"> </text:span><text:span text:style-name="T11">//__CACHE_H__</text:span></text:p>
      <text:p text:style-name="P34"/>
      <text:h text:style-name="P69" text:outline-level="2"><text:bookmark-start text:name="__RefHeading__7623_253843849"/>Trace Files<text:bookmark-end text:name="__RefHeading__7623_253843849"/></text:h>
      <text:p text:style-name="P57"><text:span text:style-name="T12">h</text:span><text:span text:style-name="T12">it.trace</text:span></text:p>
      <text:p text:style-name="P35">8 0x88888888</text:p>
      <text:p text:style-name="P35">0 0x00000000</text:p>
      <text:p text:style-name="P35">0 0x00000000</text:p>
      <text:p text:style-name="P35">9 0x99999999</text:p>
      <text:p text:style-name="P48">fullline.trace</text:p>
      <text:p text:style-name="P50">0 0x00000000</text:p>
      <text:p text:style-name="P39">0 0x00020000</text:p>
      <text:p text:style-name="P39">0 0x00040000</text:p>
      <text:p text:style-name="P39">0 0x00080000</text:p>
      <text:p text:style-name="P39">9 0x99999999</text:p>
      <text:p text:style-name="P57"><text:span text:style-name="T12">eviction</text:span><text:span text:style-name="T12">.trace</text:span></text:p>
      <text:p text:style-name="P35">0 0x00000000</text:p>
      <text:p text:style-name="P39">0 0x00100000</text:p>
      <text:p text:style-name="P39">0 0x00200000</text:p>
      <text:p text:style-name="P39">0 0x00300000</text:p>
      <text:p text:style-name="P39">0 0x00400000</text:p>
      <text:p text:style-name="P39">9 0x99999999</text:p>
      <text:p text:style-name="P48">invalidate.trace</text:p>
      <text:p text:style-name="P51">1 0x00000000</text:p>
      <text:p text:style-name="P39">9 0x99999999</text:p>
      <text:p text:style-name="P39">1 0x00000000</text:p>
      <text:p text:style-name="P39">3 0x00000000</text:p>
      <text:p text:style-name="P39">9 0x99999999</text:p>
      <text:p text:style-name="P49">sample.trace</text:p>
      <text:p text:style-name="P40">8 0x88888888</text:p>
      <text:p text:style-name="P40">0 0x00000000</text:p>
      <text:p text:style-name="P40">0 0x00000010</text:p>
      <text:p text:style-name="P40">0 0x00000020</text:p>
      <text:p text:style-name="P40">0 0x00000030</text:p>
      <text:p text:style-name="P40">0 0x00000040</text:p>
      <text:p text:style-name="P40">9 0x99999999</text:p>
      <text:p text:style-name="P40">//This line is a par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20"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20" text:date-value="2012-12-02T15:28:25">12/2/2012</text:date><text:tab/><text:page-number text:select-page="current">10</text:page-number><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60</meta:editing-cycles>
    <meta:print-date>2012-10-17T17:02:00</meta:print-date>
    <meta:creation-date>2012-10-17T16:49:00</meta:creation-date>
    <dc:date>2012-12-02T15:28:25</dc:date>
    <meta:editing-duration>PT16H35M37S</meta:editing-duration>
    <meta:generator>LibreOffice/3.5$Linux_X86_64 LibreOffice_project/350m1$Build-2</meta:generator>
    <meta:document-statistic meta:table-count="1" meta:image-count="0" meta:object-count="0" meta:page-count="22" meta:paragraph-count="761" meta:word-count="4323" meta:character-count="30704" meta:non-whitespace-character-count="2605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